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0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oss</text:p>
          </table:table-cell>
          <table:table-cell office:value-type="float" office:value="25710.8285157781" calcext:value-type="float">
            <text:p>25710.82851577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2:.C593]; &quot;=1&quot;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rg.apache.storm</text:p>
          </table:table-cell>
          <table:table-cell office:value-type="float" office:value="24525.2701187904" calcext:value-type="float">
            <text:p>24525.27011879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3:.C594]; &quot;=2&quot;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16718.9634064864" calcext:value-type="float">
            <text:p>16718.9634064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4:.C595]; &quot;=3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o.netty</text:p>
          </table:table-cell>
          <table:table-cell office:value-type="float" office:value="16453.5861397798" calcext:value-type="float">
            <text:p>16453.5861397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5:.C596]; &quot;=4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.facebook.presto</text:p>
          </table:table-cell>
          <table:table-cell office:value-type="float" office:value="15125.2162215555" calcext:value-type="float">
            <text:p>15125.21622155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6:.C597]; &quot;=5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.thinkaurelius.titan</text:p>
          </table:table-cell>
          <table:table-cell office:value-type="float" office:value="13903.6471087864" calcext:value-type="float">
            <text:p>13903.6471087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zaxxer</text:p>
          </table:table-cell>
          <table:table-cell office:value-type="float" office:value="12762.50711508" calcext:value-type="float">
            <text:p>12762.50711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float" office:value="11463.2283055349" calcext:value-type="float">
            <text:p>11463.2283055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mojo</text:p>
          </table:table-cell>
          <table:table-cell office:value-type="float" office:value="11296.1283928101" calcext:value-type="float">
            <text:p>11296.128392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lugin</text:p>
          </table:table-cell>
          <table:table-cell office:value-type="float" office:value="10506.9202160443" calcext:value-type="float">
            <text:p>10506.9202160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eeplearning4j</text:p>
          </table:table-cell>
          <table:table-cell office:value-type="float" office:value="9585.71796638568" calcext:value-type="float">
            <text:p>9585.7179663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</text:p>
          </table:table-cell>
          <table:table-cell office:value-type="float" office:value="9128.53940911275" calcext:value-type="float">
            <text:p>9128.5394091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</text:p>
          </table:table-cell>
          <table:table-cell office:value-type="float" office:value="9060.54867526438" calcext:value-type="float">
            <text:p>9060.54867526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.h2o</text:p>
          </table:table-cell>
          <table:table-cell office:value-type="float" office:value="8940.44775848607" calcext:value-type="float">
            <text:p>8940.4477584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gson</text:p>
          </table:table-cell>
          <table:table-cell office:value-type="float" office:value="8509.90450613574" calcext:value-type="float">
            <text:p>8509.904506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float" office:value="8446.47682699592" calcext:value-type="float">
            <text:p>8446.4768269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</text:p>
          </table:table-cell>
          <table:table-cell office:value-type="float" office:value="8392.28191155094" calcext:value-type="float">
            <text:p>8392.2819115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</text:p>
          </table:table-cell>
          <table:table-cell office:value-type="float" office:value="7934.07646671175" calcext:value-type="float">
            <text:p>7934.0764667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</text:p>
          </table:table-cell>
          <table:table-cell office:value-type="float" office:value="7843.65949592566" calcext:value-type="float">
            <text:p>7843.6594959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</text:p>
          </table:table-cell>
          <table:table-cell office:value-type="float" office:value="7318.60674068036" calcext:value-type="float">
            <text:p>7318.60674068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ientechnologies</text:p>
          </table:table-cell>
          <table:table-cell office:value-type="float" office:value="6608.62876104044" calcext:value-type="float">
            <text:p>6608.6287610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.clients</text:p>
          </table:table-cell>
          <table:table-cell office:value-type="float" office:value="6445.25735818964" calcext:value-type="float">
            <text:p>6445.257358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guice</text:p>
          </table:table-cell>
          <table:table-cell office:value-type="float" office:value="6325.29850846868" calcext:value-type="float">
            <text:p>6325.2985084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lluxio</text:p>
          </table:table-cell>
          <table:table-cell office:value-type="float" office:value="5902.19960785448" calcext:value-type="float">
            <text:p>5902.1996078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.codecraft</text:p>
          </table:table-cell>
          <table:table-cell office:value-type="float" office:value="5901.02866487157" calcext:value-type="float">
            <text:p>5901.0286648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float" office:value="5043.0834745973" calcext:value-type="float">
            <text:p>5043.08347459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2objc</text:p>
          </table:table-cell>
          <table:table-cell office:value-type="float" office:value="4843.78674280484" calcext:value-type="float">
            <text:p>4843.786742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metrics</text:p>
          </table:table-cell>
          <table:table-cell office:value-type="float" office:value="4726.89403401737" calcext:value-type="float">
            <text:p>4726.8940340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doc</text:p>
          </table:table-cell>
          <table:table-cell office:value-type="float" office:value="4585.14919591986" calcext:value-type="float">
            <text:p>4585.1491959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</text:p>
          </table:table-cell>
          <table:table-cell office:value-type="float" office:value="4420.82714853712" calcext:value-type="float">
            <text:p>4420.8271485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</text:p>
          </table:table-cell>
          <table:table-cell office:value-type="float" office:value="4368.9709717094" calcext:value-type="float">
            <text:p>4368.9709717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pp</text:p>
          </table:table-cell>
          <table:table-cell office:value-type="float" office:value="3769.36908456579" calcext:value-type="float">
            <text:p>3769.369084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s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core</text:p>
          </table:table-cell>
          <table:table-cell office:value-type="float" office:value="3451.41831176977" calcext:value-type="float">
            <text:p>3451.4183117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</text:p>
          </table:table-cell>
          <table:table-cell office:value-type="float" office:value="3265.45589249909" calcext:value-type="float">
            <text:p>3265.4558924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cto.android.robospice</text:p>
          </table:table-cell>
          <table:table-cell office:value-type="float" office:value="2972.09730342426" calcext:value-type="float">
            <text:p>2972.0973034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.contrib</text:p>
          </table:table-cell>
          <table:table-cell office:value-type="float" office:value="2950.77634606572" calcext:value-type="float">
            <text:p>2950.7763460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2</text:p>
          </table:table-cell>
          <table:table-cell office:value-type="float" office:value="2856.5866635785" calcext:value-type="float">
            <text:p>2856.5866635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.kotlin</text:p>
          </table:table-cell>
          <table:table-cell office:value-type="float" office:value="2853.89681718645" calcext:value-type="float">
            <text:p>2853.8968171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zxing</text:p>
          </table:table-cell>
          <table:table-cell office:value-type="float" office:value="2785.20914635269" calcext:value-type="float">
            <text:p>2785.2091463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fka</text:p>
          </table:table-cell>
          <table:table-cell office:value-type="float" office:value="2779.92111471353" calcext:value-type="float">
            <text:p>2779.9211147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</text:p>
          </table:table-cell>
          <table:table-cell office:value-type="float" office:value="2655.03927924959" calcext:value-type="float">
            <text:p>2655.0392792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celer</text:p>
          </table:table-cell>
          <table:table-cell office:value-type="float" office:value="2624.43827518856" calcext:value-type="float">
            <text:p>2624.4382751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float" office:value="2621.08958182919" calcext:value-type="float">
            <text:p>2621.0895818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up</text:p>
          </table:table-cell>
          <table:table-cell office:value-type="float" office:value="2595.528819051" calcext:value-type="float">
            <text:p>2595.528819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-tools</text:p>
          </table:table-cell>
          <table:table-cell office:value-type="float" office:value="2540.7103048739" calcext:value-type="float">
            <text:p>2540.7103048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float" office:value="2450.61204896821" calcext:value-type="float">
            <text:p>2450.6120489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github</text:p>
          </table:table-cell>
          <table:table-cell office:value-type="float" office:value="2418.82472896767" calcext:value-type="float">
            <text:p>2418.8247289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</text:p>
          </table:table-cell>
          <table:table-cell office:value-type="float" office:value="2404.04622067696" calcext:value-type="float">
            <text:p>2404.0462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osmos</text:p>
          </table:table-cell>
          <table:table-cell office:value-type="float" office:value="2383.56199323044" calcext:value-type="float">
            <text:p>2383.5619932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zookeeper</text:p>
          </table:table-cell>
          <table:table-cell office:value-type="float" office:value="2371.6836721719" calcext:value-type="float">
            <text:p>2371.6836721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nfiguration</text:p>
          </table:table-cell>
          <table:table-cell office:value-type="float" office:value="2355.52945956341" calcext:value-type="float">
            <text:p>2355.529459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</text:p>
          </table:table-cell>
          <table:table-cell office:value-type="float" office:value="2343.14109909245" calcext:value-type="float">
            <text:p>2343.1410990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annotations</text:p>
          </table:table-cell>
          <table:table-cell office:value-type="float" office:value="2258.80829619126" calcext:value-type="float">
            <text:p>2258.8082961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</text:p>
          </table:table-cell>
          <table:table-cell office:value-type="float" office:value="2237.35733334703" calcext:value-type="float">
            <text:p>2237.357333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</text:p>
          </table:table-cell>
          <table:table-cell office:value-type="float" office:value="2234.74493635689" calcext:value-type="float">
            <text:p>2234.7449363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anohttpd</text:p>
          </table:table-cell>
          <table:table-cell office:value-type="float" office:value="2210.9309004236" calcext:value-type="float">
            <text:p>2210.9309004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rocketmq</text:p>
          </table:table-cell>
          <table:table-cell office:value-type="float" office:value="2191.28545207149" calcext:value-type="float">
            <text:p>2191.2854520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sqldb</text:p>
          </table:table-cell>
          <table:table-cell office:value-type="float" office:value="1956.84289746797" calcext:value-type="float">
            <text:p>1956.842897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.examples</text:p>
          </table:table-cell>
          <table:table-cell office:value-type="float" office:value="1917.98280950821" calcext:value-type="float">
            <text:p>1917.9828095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obme</text:p>
          </table:table-cell>
          <table:table-cell office:value-type="float" office:value="1912.77792968219" calcext:value-type="float">
            <text:p>1912.7779296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onbarsherlock</text:p>
          </table:table-cell>
          <table:table-cell office:value-type="float" office:value="1880.19048655799" calcext:value-type="float">
            <text:p>1880.190486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2database</text:p>
          </table:table-cell>
          <table:table-cell office:value-type="float" office:value="1855.91716280179" calcext:value-type="float">
            <text:p>1855.9171628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</text:p>
          </table:table-cell>
          <table:table-cell office:value-type="float" office:value="1850.15179805574" calcext:value-type="float">
            <text:p>1850.15179805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orfjackal.retrolambda</text:p>
          </table:table-cell>
          <table:table-cell office:value-type="float" office:value="1823.36538567271" calcext:value-type="float">
            <text:p>1823.3653856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</text:p>
          </table:table-cell>
          <table:table-cell office:value-type="float" office:value="1776.86790931884" calcext:value-type="float">
            <text:p>1776.8679093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.yarn</text:p>
          </table:table-cell>
          <table:table-cell office:value-type="float" office:value="1649.82129416993" calcext:value-type="float">
            <text:p>1649.8212941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.extensions</text:p>
          </table:table-cell>
          <table:table-cell office:value-type="float" office:value="1637.66309479216" calcext:value-type="float">
            <text:p>1637.6630947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examples</text:p>
          </table:table-cell>
          <table:table-cell office:value-type="float" office:value="1599.02641964765" calcext:value-type="float">
            <text:p>1599.0264196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ure</text:p>
          </table:table-cell>
          <table:table-cell office:value-type="float" office:value="1558.25208492124" calcext:value-type="float">
            <text:p>1558.2520849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</text:p>
          </table:table-cell>
          <table:table-cell office:value-type="float" office:value="1533.25371580573" calcext:value-type="float">
            <text:p>1533.2537158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float" office:value="1512.84985754358" calcext:value-type="float">
            <text:p>1512.8498575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ashboard</text:p>
          </table:table-cell>
          <table:table-cell office:value-type="float" office:value="1508.47618277587" calcext:value-type="float">
            <text:p>1508.4761827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qos.logback</text:p>
          </table:table-cell>
          <table:table-cell office:value-type="float" office:value="1476.09353306383" calcext:value-type="float">
            <text:p>1476.0935330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rkjava</text:p>
          </table:table-cell>
          <table:table-cell office:value-type="float" office:value="1390.20601919007" calcext:value-type="float">
            <text:p>1390.2060191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sample</text:p>
          </table:table-cell>
          <table:table-cell office:value-type="float" office:value="1364.09631170795" calcext:value-type="float">
            <text:p>1364.096311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</text:p>
          </table:table-cell>
          <table:table-cell office:value-type="float" office:value="1286.09518469847" calcext:value-type="float">
            <text:p>1286.0951846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d2j</text:p>
          </table:table-cell>
          <table:table-cell office:value-type="float" office:value="1192.37234155664" calcext:value-type="float">
            <text:p>1192.3723415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</text:p>
          </table:table-cell>
          <table:table-cell office:value-type="float" office:value="1182.99007437566" calcext:value-type="float">
            <text:p>1182.9900743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reactivex</text:p>
          </table:table-cell>
          <table:table-cell office:value-type="float" office:value="1171.74441584258" calcext:value-type="float">
            <text:p>1171.7444158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son-simple</text:p>
          </table:table-cell>
          <table:table-cell office:value-type="float" office:value="1144.78308347514" calcext:value-type="float">
            <text:p>1144.7830834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</text:p>
          </table:table-cell>
          <table:table-cell office:value-type="float" office:value="1079.84177402614" calcext:value-type="float">
            <text:p>1079.8417740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media</text:p>
          </table:table-cell>
          <table:table-cell office:value-type="float" office:value="1060.47087824481" calcext:value-type="float">
            <text:p>1060.470878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</text:p>
          </table:table-cell>
          <table:table-cell office:value-type="float" office:value="1035.53960539051" calcext:value-type="float">
            <text:p>1035.5396053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core</text:p>
          </table:table-cell>
          <table:table-cell office:value-type="float" office:value="973.200471947245" calcext:value-type="float">
            <text:p>973.2004719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acra</text:p>
          </table:table-cell>
          <table:table-cell office:value-type="float" office:value="971.972227418544" calcext:value-type="float">
            <text:p>971.9722274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</text:p>
          </table:table-cell>
          <table:table-cell office:value-type="float" office:value="965.648866237646" calcext:value-type="float">
            <text:p>965.648866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</text:p>
          </table:table-cell>
          <table:table-cell office:value-type="float" office:value="956.255917464344" calcext:value-type="float">
            <text:p>956.255917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n</text:p>
          </table:table-cell>
          <table:table-cell office:value-type="float" office:value="925.439919341761" calcext:value-type="float">
            <text:p>925.4399193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</text:p>
          </table:table-cell>
          <table:table-cell office:value-type="float" office:value="904.255626059906" calcext:value-type="float">
            <text:p>904.255626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float" office:value="900.227448938422" calcext:value-type="float">
            <text:p>900.2274489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pdb</text:p>
          </table:table-cell>
          <table:table-cell office:value-type="float" office:value="892.597310181966" calcext:value-type="float">
            <text:p>892.597310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float" office:value="859.51904480475" calcext:value-type="float">
            <text:p>859.519044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remyfeinstein.slidingmenu</text:p>
          </table:table-cell>
          <table:table-cell office:value-type="float" office:value="856.556438255076" calcext:value-type="float">
            <text:p>856.5564382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ouncycastle</text:p>
          </table:table-cell>
          <table:table-cell office:value-type="float" office:value="796.658496252648" calcext:value-type="float">
            <text:p>796.65849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</text:p>
          </table:table-cell>
          <table:table-cell office:value-type="float" office:value="790.253933446668" calcext:value-type="float">
            <text:p>790.2539334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reemarker</text:p>
          </table:table-cell>
          <table:table-cell office:value-type="float" office:value="771.146995324547" calcext:value-type="float">
            <text:p>771.1469953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.stanford.nlp</text:p>
          </table:table-cell>
          <table:table-cell office:value-type="float" office:value="759.930950663768" calcext:value-type="float">
            <text:p>759.9309506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testing</text:p>
          </table:table-cell>
          <table:table-cell office:value-type="float" office:value="745.904786278025" calcext:value-type="float">
            <text:p>745.904786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lf4j</text:p>
          </table:table-cell>
          <table:table-cell office:value-type="float" office:value="745.369362545292" calcext:value-type="float">
            <text:p>745.3693625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gwtserializer</text:p>
          </table:table-cell>
          <table:table-cell office:value-type="float" office:value="741.336056920098" calcext:value-type="float">
            <text:p>741.3360569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ine</text:p>
          </table:table-cell>
          <table:table-cell office:value-type="float" office:value="717.232870366346" calcext:value-type="float">
            <text:p>717.2328703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inwang</text:p>
          </table:table-cell>
          <table:table-cell office:value-type="float" office:value="709.039894069558" calcext:value-type="float">
            <text:p>709.0398940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inject</text:p>
          </table:table-cell>
          <table:table-cell office:value-type="float" office:value="684.800175969665" calcext:value-type="float">
            <text:p>684.8001759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cribejava</text:p>
          </table:table-cell>
          <table:table-cell office:value-type="float" office:value="680.87604485766" calcext:value-type="float">
            <text:p>680.87604485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format</text:p>
          </table:table-cell>
          <table:table-cell office:value-type="float" office:value="664.593663812408" calcext:value-type="float">
            <text:p>664.5936638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sertj</text:p>
          </table:table-cell>
          <table:table-cell office:value-type="float" office:value="657.488833846055" calcext:value-type="float">
            <text:p>657.4888338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.snappy</text:p>
          </table:table-cell>
          <table:table-cell office:value-type="float" office:value="651.058874307246" calcext:value-type="float">
            <text:p>651.0588743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haarman.listviewanimations</text:p>
          </table:table-cell>
          <table:table-cell office:value-type="float" office:value="626.245877624387" calcext:value-type="float">
            <text:p>626.2458776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98.30414108581" calcext:value-type="float">
            <text:p>598.304141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ng</text:p>
          </table:table-cell>
          <table:table-cell office:value-type="float" office:value="597.89785349716" calcext:value-type="float">
            <text:p>597.8978534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-stdlib-gen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w.ad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dle.webinar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float" office:value="570.592102237723" calcext:value-type="float">
            <text:p>570.592102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asticsearch</text:p>
          </table:table-cell>
          <table:table-cell office:value-type="float" office:value="564.02784839038" calcext:value-type="float">
            <text:p>564.0278483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grapht</text:p>
          </table:table-cell>
          <table:table-cell office:value-type="float" office:value="552.343815499911" calcext:value-type="float">
            <text:p>552.3438154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witter</text:p>
          </table:table-cell>
          <table:table-cell office:value-type="float" office:value="527.5889514449" calcext:value-type="float">
            <text:p>527.5889514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78.948829443892" calcext:value-type="float">
            <text:p>478.9488294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service</text:p>
          </table:table-cell>
          <table:table-cell office:value-type="float" office:value="416.78305046035" calcext:value-type="float">
            <text:p>416.78305046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factory</text:p>
          </table:table-cell>
          <table:table-cell office:value-type="float" office:value="399.606560713641" calcext:value-type="float">
            <text:p>399.6065607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float" office:value="368.861326697039" calcext:value-type="float">
            <text:p>368.861326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float" office:value="359.692794475906" calcext:value-type="float">
            <text:p>359.692794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ngodb</text:p>
          </table:table-cell>
          <table:table-cell office:value-type="float" office:value="352.690569836119" calcext:value-type="float">
            <text:p>352.6905698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</text:p>
          </table:table-cell>
          <table:table-cell office:value-type="float" office:value="322.306478386943" calcext:value-type="float">
            <text:p>322.306478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float" office:value="320.056394606772" calcext:value-type="float">
            <text:p>320.0563946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felix</text:p>
          </table:table-cell>
          <table:table-cell office:value-type="float" office:value="315.711636252632" calcext:value-type="float">
            <text:p>315.71163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.integration-tests</text:p>
          </table:table-cell>
          <table:table-cell office:value-type="float" office:value="305.41540331994" calcext:value-type="float">
            <text:p>305.4154033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aliper</text:p>
          </table:table-cell>
          <table:table-cell office:value-type="float" office:value="278.464544374775" calcext:value-type="float">
            <text:p>278.4645443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float" office:value="277.627955800636" calcext:value-type="float">
            <text:p>277.6279558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test</text:p>
          </table:table-cell>
          <table:table-cell office:value-type="float" office:value="275.693250471884" calcext:value-type="float">
            <text:p>275.6932504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mazonaws</text:p>
          </table:table-cell>
          <table:table-cell office:value-type="float" office:value="275.666930604524" calcext:value-type="float">
            <text:p>275.6669306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float" office:value="275.093722027848" calcext:value-type="float">
            <text:p>275.0937220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oloeverywhere</text:p>
          </table:table-cell>
          <table:table-cell office:value-type="float" office:value="273.679451303201" calcext:value-type="float">
            <text:p>273.6794513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opencsv</text:p>
          </table:table-cell>
          <table:table-cell office:value-type="float" office:value="269.958888402561" calcext:value-type="float">
            <text:p>269.9588884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</text:p>
          </table:table-cell>
          <table:table-cell office:value-type="float" office:value="266.553222914502" calcext:value-type="float">
            <text:p>266.5532229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ohsuke</text:p>
          </table:table-cell>
          <table:table-cell office:value-type="float" office:value="263.41902642154" calcext:value-type="float">
            <text:p>263.4190264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websocket</text:p>
          </table:table-cell>
          <table:table-cell office:value-type="float" office:value="234.471317780225" calcext:value-type="float">
            <text:p>234.4713177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group</text:p>
          </table:table-cell>
          <table:table-cell office:value-type="float" office:value="233.837346255773" calcext:value-type="float">
            <text:p>233.837346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coco</text:p>
          </table:table-cell>
          <table:table-cell office:value-type="float" office:value="231.851886021808" calcext:value-type="float">
            <text:p>231.851886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envy.ide</text:p>
          </table:table-cell>
          <table:table-cell office:value-type="float" office:value="224.103084624901" calcext:value-type="float">
            <text:p>224.1030846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.alpn</text:p>
          </table:table-cell>
          <table:table-cell office:value-type="float" office:value="219.003659756815" calcext:value-type="float">
            <text:p>219.003659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nectors</text:p>
          </table:table-cell>
          <table:table-cell office:value-type="float" office:value="214.948867378777" calcext:value-type="float">
            <text:p>214.9488673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ewpagerindicator</text:p>
          </table:table-cell>
          <table:table-cell office:value-type="float" office:value="209.200818767655" calcext:value-type="float">
            <text:p>209.2008187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ebsocket</text:p>
          </table:table-cell>
          <table:table-cell office:value-type="float" office:value="208.561524219575" calcext:value-type="float">
            <text:p>208.561524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io</text:p>
          </table:table-cell>
          <table:table-cell office:value-type="float" office:value="206.212184591658" calcext:value-type="float">
            <text:p>206.2121845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eflections</text:p>
          </table:table-cell>
          <table:table-cell office:value-type="float" office:value="200.861323470276" calcext:value-type="float">
            <text:p>200.861323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float" office:value="200.005105340136" calcext:value-type="float">
            <text:p>200.0051053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sortpom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81.980806451613" calcext:value-type="float">
            <text:p>181.9808064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bi</text:p>
          </table:table-cell>
          <table:table-cell office:value-type="float" office:value="181.47684540825" calcext:value-type="float">
            <text:p>181.4768454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float" office:value="169.21101321335" calcext:value-type="float">
            <text:p>169.2110132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emilsjolander</text:p>
          </table:table-cell>
          <table:table-cell office:value-type="float" office:value="157.492316548931" calcext:value-type="float">
            <text:p>157.4923165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</text:p>
          </table:table-cell>
          <table:table-cell office:value-type="float" office:value="155.386780515902" calcext:value-type="float">
            <text:p>155.3867805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atastax.cassandra</text:p>
          </table:table-cell>
          <table:table-cell office:value-type="float" office:value="153.522284481882" calcext:value-type="float">
            <text:p>153.5222844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</text:p>
          </table:table-cell>
          <table:table-cell office:value-type="float" office:value="152.740533170303" calcext:value-type="float">
            <text:p>152.7405331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impleframework</text:p>
          </table:table-cell>
          <table:table-cell office:value-type="float" office:value="150.824513133925" calcext:value-type="float">
            <text:p>150.8245131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</text:p>
          </table:table-cell>
          <table:table-cell office:value-type="float" office:value="150.459937293094" calcext:value-type="float">
            <text:p>150.4599372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shared</text:p>
          </table:table-cell>
          <table:table-cell office:value-type="float" office:value="141.163876364283" calcext:value-type="float">
            <text:p>141.1638763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.unimi.dsi</text:p>
          </table:table-cell>
          <table:table-cell office:value-type="float" office:value="139.543032595752" calcext:value-type="float">
            <text:p>139.5430325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ython</text:p>
          </table:table-cell>
          <table:table-cell office:value-type="float" office:value="138.135227655243" calcext:value-type="float">
            <text:p>138.1352276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arent</text:p>
          </table:table-cell>
          <table:table-cell office:value-type="float" office:value="135.383721505103" calcext:value-type="float">
            <text:p>135.38372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</text:p>
          </table:table-cell>
          <table:table-cell office:value-type="float" office:value="132.556405228758" calcext:value-type="float">
            <text:p>132.5564052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</text:p>
          </table:table-cell>
          <table:table-cell office:value-type="float" office:value="131.174301763466" calcext:value-type="float">
            <text:p>131.1743017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eriouscompany.business.java.fizzbuzz</text:p>
          </table:table-cell>
          <table:table-cell office:value-type="float" office:value="122.226238569201" calcext:value-type="float">
            <text:p>122.2262385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hrift</text:p>
          </table:table-cell>
          <table:table-cell office:value-type="float" office:value="117.418681329299" calcext:value-type="float">
            <text:p>117.4186813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tainers</text:p>
          </table:table-cell>
          <table:table-cell office:value-type="float" office:value="116.712040189572" calcext:value-type="float">
            <text:p>116.712040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fileupload</text:p>
          </table:table-cell>
          <table:table-cell office:value-type="float" office:value="109.864431956932" calcext:value-type="float">
            <text:p>109.8644319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jsonpath</text:p>
          </table:table-cell>
          <table:table-cell office:value-type="float" office:value="105.242022196033" calcext:value-type="float">
            <text:p>105.24202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effyhao.android</text:p>
          </table:table-cell>
          <table:table-cell office:value-type="float" office:value="92.5431912079266" calcext:value-type="float">
            <text:p>92.5431912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boot</text:p>
          </table:table-cell>
          <table:table-cell office:value-type="float" office:value="92.4666666666667" calcext:value-type="float">
            <text:p>92.4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n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ngtech.jav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</text:p>
          </table:table-cell>
          <table:table-cell office:value-type="float" office:value="86.2838123340615" calcext:value-type="float">
            <text:p>86.2838123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gilejava.docbkx</text:p>
          </table:table-cell>
          <table:table-cell office:value-type="float" office:value="82.9778478057889" calcext:value-type="float">
            <text:p>82.9778478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yrilmottier</text:p>
          </table:table-cell>
          <table:table-cell office:value-type="float" office:value="80.0049272306465" calcext:value-type="float">
            <text:p>80.0049272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float" office:value="79.7917507930666" calcext:value-type="float">
            <text:p>79.791750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eoldandroids</text:p>
          </table:table-cell>
          <table:table-cell office:value-type="float" office:value="76.141962044942" calcext:value-type="float">
            <text:p>76.141962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moshi</text:p>
          </table:table-cell>
          <table:table-cell office:value-type="float" office:value="75.9156740215042" calcext:value-type="float">
            <text:p>75.9156740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</text:p>
          </table:table-cell>
          <table:table-cell office:value-type="float" office:value="75.3025856738879" calcext:value-type="float">
            <text:p>75.3025856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mikephil</text:p>
          </table:table-cell>
          <table:table-cell office:value-type="float" office:value="74.7711120227329" calcext:value-type="float">
            <text:p>74.7711120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roup</text:p>
          </table:table-cell>
          <table:table-cell office:value-type="float" office:value="74.0257033847451" calcext:value-type="float">
            <text:p>74.0257033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drhistogram</text:p>
          </table:table-cell>
          <table:table-cell office:value-type="float" office:value="72.3948900944257" calcext:value-type="float">
            <text:p>72.39489009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sist</text:p>
          </table:table-cell>
          <table:table-cell office:value-type="float" office:value="70.1848318432165" calcext:value-type="float">
            <text:p>70.1848318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max</text:p>
          </table:table-cell>
          <table:table-cell office:value-type="float" office:value="69.3493456464321" calcext:value-type="float">
            <text:p>69.3493456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eirslett</text:p>
          </table:table-cell>
          <table:table-cell office:value-type="float" office:value="69.2425303851434" calcext:value-type="float">
            <text:p>69.242530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veandroid</text:p>
          </table:table-cell>
          <table:table-cell office:value-type="float" office:value="63.023125669555" calcext:value-type="float">
            <text:p>63.0231256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pountz.lz4</text:p>
          </table:table-cell>
          <table:table-cell office:value-type="float" office:value="57.716597123457" calcext:value-type="float">
            <text:p>57.7165971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ruby</text:p>
          </table:table-cell>
          <table:table-cell office:value-type="float" office:value="51.4832702897852" calcext:value-type="float">
            <text:p>51.483270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exmaker</text:p>
          </table:table-cell>
          <table:table-cell office:value-type="float" office:value="46.7969809164301" calcext:value-type="float">
            <text:p>46.7969809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</text:p>
          </table:table-cell>
          <table:table-cell office:value-type="float" office:value="45.0104720020883" calcext:value-type="float">
            <text:p>45.0104720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maven-replacer-plugin</text:p>
          </table:table-cell>
          <table:table-cell office:value-type="float" office:value="43.8043022162328" calcext:value-type="float">
            <text:p>43.8043022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esting.compile</text:p>
          </table:table-cell>
          <table:table-cell office:value-type="float" office:value="41.545699538067" calcext:value-type="float">
            <text:p>41.5456995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41.0256933963889" calcext:value-type="float">
            <text:p>41.0256933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maven.plugins.android.generation2</text:p>
          </table:table-cell>
          <table:table-cell office:value-type="float" office:value="37.3996015620619" calcext:value-type="float">
            <text:p>37.3996015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</text:p>
          </table:table-cell>
          <table:table-cell office:value-type="float" office:value="30.6473015873016" calcext:value-type="float">
            <text:p>30.6473015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ruth</text:p>
          </table:table-cell>
          <table:table-cell office:value-type="float" office:value="26.6974945025785" calcext:value-type="float">
            <text:p>26.697494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lasnost.orika</text:p>
          </table:table-cell>
          <table:table-cell office:value-type="float" office:value="23.2124827857564" calcext:value-type="float">
            <text:p>23.2124827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functional</text:p>
          </table:table-cell>
          <table:table-cell office:value-type="float" office:value="20.7703562043832" calcext:value-type="float">
            <text:p>20.7703562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.example</text:p>
          </table:table-cell>
          <table:table-cell office:value-type="float" office:value="20.7230262363433" calcext:value-type="float">
            <text:p>20.723026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.javax.persistence</text:p>
          </table:table-cell>
          <table:table-cell office:value-type="float" office:value="19.8638888888889" calcext:value-type="float">
            <text:p>19.8638888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</text:p>
          </table:table-cell>
          <table:table-cell office:value-type="float" office:value="17.5333333333333" calcext:value-type="float">
            <text:p>17.5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aml</text:p>
          </table:table-cell>
          <table:table-cell office:value-type="float" office:value="11.3803331280875" calcext:value-type="float">
            <text:p>11.3803331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lectric</text:p>
          </table:table-cell>
          <table:table-cell office:value-type="float" office:value="10.9537970801129" calcext:value-type="float">
            <text:p>10.9537970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.plugins</text:p>
          </table:table-cell>
          <table:table-cell office:value-type="float" office:value="9.79430418932707" calcext:value-type="float">
            <text:p>9.7943041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archetypes</text:p>
          </table:table-cell>
          <table:table-cell office:value-type="float" office:value="7.43344755986325" calcext:value-type="float">
            <text:p>7.4334475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256.ormlite</text:p>
          </table:table-cell>
          <table:table-cell office:value-type="float" office:value="4.32418300653595" calcext:value-type="float">
            <text:p>4.3241830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uder.coveralls</text:p>
          </table:table-cell>
          <table:table-cell office:value-type="float" office:value="3.4267184928598" calcext:value-type="float">
            <text:p>3.4267184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mh</text:p>
          </table:table-cell>
          <table:table-cell office:value-type="float" office:value="1.03558612440191" calcext:value-type="float">
            <text:p>1.0355861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suppor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kewharton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htt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innt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rojectlomb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.sa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e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z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gwtmock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hi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.javacpp-pre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s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sr166-mi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ssand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restassu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.project13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ld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.motd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itter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ife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plex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.ac.waikato.cms.m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eleniumhq.selen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mmonjava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in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gamp.jo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astyan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ph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oti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fmpp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i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w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lyway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q80.snap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discov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tru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l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.tes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rex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n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xmlgraph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grem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bra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equin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uka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cii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e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attbertol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el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vidsolu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leepy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l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htt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-comp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tu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kevinsawi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marshal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artis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iqui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d4j.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birt.run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d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llec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f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tools.bui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coconta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mylyn.gith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conflu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assandra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u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3rdparty.javax.ws.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wag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ch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nge.redis-embedd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.ganglia.gmetric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sg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eoryinpract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.n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ics-cl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alchim31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lc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eventhubs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java-formatter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ve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dt.core.comp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toolchain.set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gro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concurrentlinkedhash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thirdpar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.temp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weakr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vongo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dira.user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ockweb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rdf.ses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argparse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a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ars.r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ex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ogging.log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data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org.lid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co.jemos.pod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.prov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a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.j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ctive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m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tial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.jboss.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lok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ushtorefresh.java-private-constructor-ch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bo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bluepri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i-image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xt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gwt-test-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normanmaurer.maven.autobahntestsu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rty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achyon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o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mmutables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abbit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.kr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eart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pect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grizz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uni_mannheim.informatik.d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c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transf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efficient-java-matrix-lib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.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101t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po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ltgt.gwt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takari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pullara.mustache.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cks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yammer.metr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reso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http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errorp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c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b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mqtt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metaq.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r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q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ortaso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im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p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aper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eg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sizeof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ado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nker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ecto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-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sty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frankies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ov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hawtj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nist.m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bwaldvo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ocl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promet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cyp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ookkee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inyjee.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g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ynchttp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htmlclea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ven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a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epm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erc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sax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al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reamh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tp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mesmurty.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centralsync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tephenc.high-scale-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oauth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rchart.u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.aQ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.hcatal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</text:p>
          </table:table-cell>
          <table:table-cell office:value-type="float" office:value="24400.7167023111" calcext:value-type="float">
            <text:p>24400.7167023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module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jaxrs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.maven-license-plugin</text:p>
          </table:table-cell>
          <table:table-cell office:value-type="float" office:value="148.821504761028" calcext:value-type="float">
            <text:p>148.8215047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jndi</text:p>
          </table:table-cell>
          <table:table-cell office:value-type="float" office:value="109.369726689051" calcext:value-type="float">
            <text:p>109.3697266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cp</text:p>
          </table:table-cell>
          <table:table-cell office:value-type="float" office:value="103.300305876285" calcext:value-type="float">
            <text:p>103.30030587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trans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d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cit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wli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ca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f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y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grizz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olb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d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tbdatasou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json-li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groschup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n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vnet.sorce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cu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xmemcac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i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uch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minide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p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jt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oughtworks.xstr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s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mock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ut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float" office:value="16709.6655236305" calcext:value-type="float">
            <text:p>16709.6655236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</text:p>
          </table:table-cell>
          <table:table-cell office:value-type="float" office:value="377.573398814605" calcext:value-type="float">
            <text:p>377.5733988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.jsp</text:p>
          </table:table-cell>
          <table:table-cell office:value-type="float" office:value="80.6662069838627" calcext:value-type="float">
            <text:p>80.6662069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ets3t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mbus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ae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ahale.metri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ba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hoeni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tlassian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yscream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e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.emb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clipsesource.minimal-j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jersey-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-ser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re2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.too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er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u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az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uedigermoel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as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xml.bi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v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r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n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leveldbj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sh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persistence</text:p>
          </table:table-cell>
          <table:table-cell office:value-type="float" office:value="5803.78943978379" calcext:value-type="float">
            <text:p>5803.7894397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ddons</text:p>
          </table:table-cell>
          <table:table-cell office:value-type="float" office:value="3504" calcext:value-type="float">
            <text:p>3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io</text:p>
          </table:table-cell>
          <table:table-cell office:value-type="float" office:value="1179.5" calcext:value-type="float">
            <text:p>1179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inding</text:p>
          </table:table-cell>
          <table:table-cell office:value-type="float" office:value="585.5" calcext:value-type="float">
            <text:p>585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</text:p>
          </table:table-cell>
          <table:table-cell office:value-type="float" office:value="581.5" calcext:value-type="float">
            <text:p>581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erby</text:p>
          </table:table-cell>
          <table:table-cell office:value-type="float" office:value="363.150018869651" calcext:value-type="float">
            <text:p>363.1500188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stgresql</text:p>
          </table:table-cell>
          <table:table-cell office:value-type="float" office:value="249.626623376623" calcext:value-type="float">
            <text:p>249.6266233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und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eclipse-plug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yc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openj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c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riadb.jd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af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now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tool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marth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featu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ut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avage7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gdx</text:p>
          </table:table-cell>
          <table:table-cell office:value-type="float" office:value="6839.17720570994" calcext:value-type="float">
            <text:p>6839.17720570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.mo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raf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download-plu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obidevelop.robov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glf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lay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p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vapar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nativ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group": [</text:p>
            <text:p>1</text:p>
            <text:p>1</text:p>
            <text:p>1</text:p>
            <text:p>2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5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4</text:p>
            <text:p>1</text:p>
            <text:p>2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3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2</text:p>
            <text:p>2</text:p>
            <text:p>4</text:p>
            <text:p>3</text:p>
            <text:p>1</text:p>
            <text:p>1</text:p>
            <text:p>3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3</text:p>
            <text:p>1</text:p>
            <text:p>3</text:p>
            <text:p>2</text:p>
            <text:p>1</text:p>
            <text:p>1</text:p>
            <text:p>1</text:p>
            <text:p>1</text:p>
            <text:p>1</text:p>
            <text:p>5</text:p>
            <text:p>1</text:p>
            <text:p>2</text:p>
            <text:p>3</text:p>
            <text:p>1</text:p>
            <text:p>1</text:p>
            <text:p>3</text:p>
            <text:p>1</text:p>
            <text:p>3</text:p>
            <text:p>1</text:p>
            <text:p>1</text:p>
            <text:p>1</text:p>
            <text:p>1</text:p>
            <text:p>1</text:p>
            <text:p>3</text:p>
            <text:p>1</text:p>
            <text:p>1</text:p>
            <text:p>3</text:p>
            <text:p>1</text:p>
            <text:p>3</text:p>
            <text:p>1</text:p>
            <text:p>3</text:p>
            <text:p>3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4</text:p>
            <text:p>1</text:p>
            <text:p>1</text:p>
            <text:p>1</text:p>
            <text:p>1</text:p>
            <text:p>3</text:p>
            <text:p>3</text:p>
            <text:p>1</text:p>
            <text:p>4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2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3</text:p>
            <text:p>2</text:p>
            <text:p>1</text:p>
            <text:p>2</text:p>
            <text:p>2</text:p>
            <text:p>1</text:p>
            <text:p>2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5</text:p>
            <text:p>3</text:p>
            <text:p>1</text:p>
            <text:p>1</text:p>
            <text:p>2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4</text:p>
            <text:p>1</text:p>
            <text:p>1</text:p>
            <text:p>1</text:p>
            <text:p>1</text:p>
            <text:p>2</text:p>
            <text:p>3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3</text:p>
            <text:p>4</text:p>
            <text:p>2</text:p>
            <text:p>1</text:p>
            <text:p>1</text:p>
            <text:p>2</text:p>
            <text:p>1</text:p>
            <text:p>1</text:p>
            <text:p>1</text:p>
            <text:p>4</text:p>
            <text:p>1</text:p>
            <text:p>1</text:p>
            <text:p>2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4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5</text:p>
            <text:p>1</text:p>
            <text:p>3</text:p>
            <text:p>3</text:p>
            <text:p>1</text:p>
            <text:p>2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2</text:p>
            <text:p>1</text:p>
            <text:p>2</text:p>
            <text:p>1</text:p>
            <text:p>1</text:p>
            <text:p>1</text:p>
            <text:p>3</text:p>
            <text:p>1</text:p>
            <text:p>2</text:p>
            <text:p>1</text:p>
            <text:p>1</text:p>
            <text:p>2</text:p>
            <text:p>4</text:p>
            <text:p>1</text:p>
            <text:p>2</text:p>
            <text:p>1</text:p>
            <text:p>1</text:p>
            <text:p>3</text:p>
            <text:p>5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/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Total Commit</text:p>
          </table:table-cell>
          <table:table-cell office:value-type="string" calcext:value-type="string">
            <text:p>Bug Introducing commi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me Diff</text:p>
          </table:table-cell>
          <table:table-cell table:number-columns-repeated="4"/>
          <table:table-cell office:value-type="string" calcext:value-type="string">
            <text:p>Detected Random</text:p>
          </table:table-cell>
          <table:table-cell office:value-type="string" calcext:value-type="string">
            <text:p>Precision Random</text:p>
          </table:table-cell>
          <table:table-cell office:value-type="string" calcext:value-type="string">
            <text:p>Recall Random</text:p>
          </table:table-cell>
          <table:table-cell office:value-type="string" calcext:value-type="string">
            <text:p>F1 measure rando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drui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atabase connection pool in JAVA</text:p>
          </table:table-cell>
          <table:table-cell office:value-type="float" office:value="3309" calcext:value-type="float">
            <text:p>3309</text:p>
          </table:table-cell>
          <table:table-cell office:value-type="float" office:value="4775" calcext:value-type="float">
            <text:p>4775</text:p>
          </table:table-cell>
          <table:table-cell office:value-type="float" office:value="1260" calcext:value-type="float">
            <text:p>1260</text:p>
          </table:table-cell>
          <table:table-cell office:value-type="float" office:value="787" calcext:value-type="float">
            <text:p>787</text:p>
          </table:table-cell>
          <table:table-cell table:formula="of:=[.O2]/[.H2]*100" office:value-type="float" office:value="88.4371029224905" calcext:value-type="float">
            <text:p>88.44</text:p>
          </table:table-cell>
          <table:table-cell table:style-name="ce2" table:formula="of:=[.H2]/[.G2]*100" office:value-type="float" office:value="62.4603174603175" calcext:value-type="float">
            <text:p>62.46</text:p>
          </table:table-cell>
          <table:table-cell table:style-name="ce2" table:formula="of:=2*(([.I2]*[.J2])/([.I2]+[.J2]))" office:value-type="float" office:value="73.2127760672954" calcext:value-type="float">
            <text:p>73.21</text:p>
          </table:table-cell>
          <table:table-cell table:style-name="ce2" office:value-type="float" office:value="599.187930469006" calcext:value-type="float">
            <text:p>599.19</text:p>
          </table:table-cell>
          <table:table-cell/>
          <table:table-cell office:value-type="float" office:value="11.5799732948653" calcext:value-type="float">
            <text:p>11.5799732949</text:p>
          </table:table-cell>
          <table:table-cell table:formula="of:=ROUND([.H2]-[.H2]*([.N2]/100); 0)" office:value-type="float" office:value="696" calcext:value-type="float">
            <text:p>696</text:p>
          </table:table-cell>
          <table:table-cell/>
          <table:table-cell table:formula="of:=ROUND([.F2]*[.V2])" office:value-type="float" office:value="2346" calcext:value-type="float">
            <text:p>2346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 table:formula="of:=100*[.V2]" office:value-type="float" office:value="49.1228791261092" calcext:value-type="float">
            <text:p>49.1228791261</text:p>
          </table:table-cell>
          <table:table-cell table:formula="of:=2*(([.R2]*[.S2])/([.R2]+[.S2]))" office:value-type="float" office:value="34.3324426797297" calcext:value-type="float">
            <text:p>34.3324426797</text:p>
          </table:table-cell>
          <table:table-cell/>
          <table:table-cell office:value-type="float" office:value="0.491228791261092" calcext:value-type="float">
            <text:p>0.4912287913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/>
          <table:table-cell table:formula="of:=ROUND([.Q2]*[.R2]/100)" office:value-type="float" office:value="619" calcext:value-type="float">
            <text:p>61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dubb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PC framework </text:p>
          </table:table-cell>
          <table:table-cell office:value-type="float" office:value="1715" calcext:value-type="float">
            <text:p>1715</text:p>
          </table:table-cell>
          <table:table-cell office:value-type="float" office:value="1836" calcext:value-type="float">
            <text:p>1836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table:formula="of:=[.O3]/[.H3]*100" office:value-type="float" office:value="96.7213114754098" calcext:value-type="float">
            <text:p>96.72</text:p>
          </table:table-cell>
          <table:table-cell table:style-name="ce2" table:formula="of:=[.H3]/[.G3]*100" office:value-type="float" office:value="51.2605042016807" calcext:value-type="float">
            <text:p>51.26</text:p>
          </table:table-cell>
          <table:table-cell table:style-name="ce2" table:formula="of:=2*(([.I3]*[.J3])/([.I3]+[.J3]))" office:value-type="float" office:value="67.0080059579222" calcext:value-type="float">
            <text:p>67.01</text:p>
          </table:table-cell>
          <table:table-cell table:style-name="ce2" office:value-type="float" office:value="363.341463414634" calcext:value-type="float">
            <text:p>363.34</text:p>
          </table:table-cell>
          <table:table-cell/>
          <table:table-cell office:value-type="float" office:value="2.51472471747547" calcext:value-type="float">
            <text:p>2.5147247175</text:p>
          </table:table-cell>
          <table:table-cell table:formula="of:=ROUND([.H3]-[.H3]*([.N3]/100); 0)" office:value-type="float" office:value="59" calcext:value-type="float">
            <text:p>59</text:p>
          </table:table-cell>
          <table:table-cell/>
          <table:table-cell table:formula="of:=ROUND([.F3]*[.V3])" office:value-type="float" office:value="901" calcext:value-type="float">
            <text:p>901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 table:formula="of:=100*[.V3]" office:value-type="float" office:value="49.0985745443031" calcext:value-type="float">
            <text:p>49.0985745443</text:p>
          </table:table-cell>
          <table:table-cell table:formula="of:=2*(([.R3]*[.S3])/([.R3]+[.S3]))" office:value-type="float" office:value="11.4512839471916" calcext:value-type="float">
            <text:p>11.4512839472</text:p>
          </table:table-cell>
          <table:table-cell/>
          <table:table-cell office:value-type="float" office:value="0.490985745443031" calcext:value-type="float">
            <text:p>0.4909857454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/>
          <table:table-cell table:formula="of:=ROUND([.Q3]*[.R3]/100)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fastjs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JSON parser/generator</text:p>
          </table:table-cell>
          <table:table-cell office:value-type="float" office:value="2002" calcext:value-type="float">
            <text:p>2002</text:p>
          </table:table-cell>
          <table:table-cell office:value-type="float" office:value="1749" calcext:value-type="float">
            <text:p>1749</text:p>
          </table:table-cell>
          <table:table-cell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  <table:table-cell table:formula="of:=[.O4]/[.H4]*100" office:value-type="float" office:value="95.7104557640751" calcext:value-type="float">
            <text:p>95.71</text:p>
          </table:table-cell>
          <table:table-cell table:style-name="ce2" table:formula="of:=[.H4]/[.G4]*100" office:value-type="float" office:value="72.2868217054264" calcext:value-type="float">
            <text:p>72.29</text:p>
          </table:table-cell>
          <table:table-cell table:style-name="ce2" table:formula="of:=2*(([.I4]*[.J4])/([.I4]+[.J4]))" office:value-type="float" office:value="82.3656758654176" calcext:value-type="float">
            <text:p>82.37</text:p>
          </table:table-cell>
          <table:table-cell table:style-name="ce2" office:value-type="float" office:value="607.790245362059" calcext:value-type="float">
            <text:p>607.79</text:p>
          </table:table-cell>
          <table:table-cell/>
          <table:table-cell office:value-type="float" office:value="4.15807020035572" calcext:value-type="float">
            <text:p>4.1580702004</text:p>
          </table:table-cell>
          <table:table-cell table:formula="of:=ROUND([.H4]-[.H4]*([.N4]/100); 0)" office:value-type="float" office:value="357" calcext:value-type="float">
            <text:p>357</text:p>
          </table:table-cell>
          <table:table-cell/>
          <table:table-cell table:formula="of:=ROUND([.F4]*[.V4])" office:value-type="float" office:value="877" calcext:value-type="float">
            <text:p>877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 table:formula="of:=100*[.V4]" office:value-type="float" office:value="50.1694436157122" calcext:value-type="float">
            <text:p>50.1694436157</text:p>
          </table:table-cell>
          <table:table-cell table:formula="of:=2*(([.R4]*[.S4])/([.R4]+[.S4]))" office:value-type="float" office:value="37.1555216578498" calcext:value-type="float">
            <text:p>37.1555216578</text:p>
          </table:table-cell>
          <table:table-cell/>
          <table:table-cell office:value-type="float" office:value="0.501694436157122" calcext:value-type="float">
            <text:p>0.5016944362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/>
          <table:table-cell table:formula="of:=ROUND([.Q4]*[.R4]/100)" office:value-type="float" office:value="259" calcext:value-type="float">
            <text:p>25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jstorm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Stream Process</text:p>
          </table:table-cell>
          <table:table-cell office:value-type="float" office:value="1492" calcext:value-type="float">
            <text:p>149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O5]/[.H5]*100" office:value-type="float" office:value="90.4761904761905" calcext:value-type="float">
            <text:p>90.48</text:p>
          </table:table-cell>
          <table:table-cell table:style-name="ce2" table:formula="of:=[.H5]/[.G5]*100" office:value-type="float" office:value="87.5" calcext:value-type="float">
            <text:p>87.50</text:p>
          </table:table-cell>
          <table:table-cell table:style-name="ce2" table:formula="of:=2*(([.I5]*[.J5])/([.I5]+[.J5]))" office:value-type="float" office:value="88.9632107023411" calcext:value-type="float">
            <text:p>88.96</text:p>
          </table:table-cell>
          <table:table-cell table:style-name="ce2" office:value-type="float" office:value="635.238709677419" calcext:value-type="float">
            <text:p>635.24</text:p>
          </table:table-cell>
          <table:table-cell/>
          <table:table-cell office:value-type="float" office:value="8.11906401417218" calcext:value-type="float">
            <text:p>8.1190640142</text:p>
          </table:table-cell>
          <table:table-cell table:formula="of:=ROUND([.H5]-[.H5]*([.N5]/100); 0)" office:value-type="float" office:value="19" calcext:value-type="float">
            <text:p>19</text:p>
          </table:table-cell>
          <table:table-cell/>
          <table:table-cell table:formula="of:=ROUND([.F5]*[.V5])" office:value-type="float" office:value="109" calcext:value-type="float">
            <text:p>109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 table:formula="of:=100*[.V5]" office:value-type="float" office:value="50.7365124393255" calcext:value-type="float">
            <text:p>50.7365124393</text:p>
          </table:table-cell>
          <table:table-cell table:formula="of:=2*(([.R5]*[.S5])/([.R5]+[.S5]))" office:value-type="float" office:value="18.2994328009359" calcext:value-type="float">
            <text:p>18.2994328009</text:p>
          </table:table-cell>
          <table:table-cell/>
          <table:table-cell office:value-type="float" office:value="0.507365124393255" calcext:value-type="float">
            <text:p>0.5073651244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/>
          <table:table-cell table:formula="of:=ROUND([.Q5]*[.R5]/100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hadoo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ramework for distributed processing </text:p>
          </table:table-cell>
          <table:table-cell office:value-type="float" office:value="9108" calcext:value-type="float">
            <text:p>9108</text:p>
          </table:table-cell>
          <table:table-cell office:value-type="float" office:value="14154" calcext:value-type="float">
            <text:p>14154</text:p>
          </table:table-cell>
          <table:table-cell office:value-type="float" office:value="3678" calcext:value-type="float">
            <text:p>3678</text:p>
          </table:table-cell>
          <table:table-cell office:value-type="float" office:value="851" calcext:value-type="float">
            <text:p>851</text:p>
          </table:table-cell>
          <table:table-cell table:formula="of:=[.O6]/[.H6]*100" office:value-type="float" office:value="86.8390129259695" calcext:value-type="float">
            <text:p>86.84</text:p>
          </table:table-cell>
          <table:table-cell table:style-name="ce2" table:formula="of:=[.H6]/[.G6]*100" office:value-type="float" office:value="23.1375747688961" calcext:value-type="float">
            <text:p>23.14</text:p>
          </table:table-cell>
          <table:table-cell table:style-name="ce2" table:formula="of:=2*(([.I6]*[.J6])/([.I6]+[.J6]))" office:value-type="float" office:value="36.5394889320713" calcext:value-type="float">
            <text:p>36.54</text:p>
          </table:table-cell>
          <table:table-cell table:style-name="ce2" office:value-type="float" office:value="469.96549406229" calcext:value-type="float">
            <text:p>469.97</text:p>
          </table:table-cell>
          <table:table-cell/>
          <table:table-cell office:value-type="float" office:value="13.1655439606402" calcext:value-type="float">
            <text:p>13.1655439606</text:p>
          </table:table-cell>
          <table:table-cell table:formula="of:=ROUND([.H6]-[.H6]*([.N6]/100); 0)" office:value-type="float" office:value="739" calcext:value-type="float">
            <text:p>739</text:p>
          </table:table-cell>
          <table:table-cell/>
          <table:table-cell table:formula="of:=ROUND([.F6]*[.V6])" office:value-type="float" office:value="7015" calcext:value-type="float">
            <text:p>7015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 table:formula="of:=100*[.V6]" office:value-type="float" office:value="49.5591813558713" calcext:value-type="float">
            <text:p>49.5591813559</text:p>
          </table:table-cell>
          <table:table-cell table:formula="of:=2*(([.R6]*[.S6])/([.R6]+[.S6]))" office:value-type="float" office:value="34.0943377146912" calcext:value-type="float">
            <text:p>34.0943377147</text:p>
          </table:table-cell>
          <table:table-cell/>
          <table:table-cell office:value-type="float" office:value="0.495591813558713" calcext:value-type="float">
            <text:p>0.4955918136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/>
          <table:table-cell table:formula="of:=ROUND([.Q6]*[.R6]/100)" office:value-type="float" office:value="1823" calcext:value-type="float">
            <text:p>1823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ltime computation system</text:p>
          </table:table-cell>
          <table:table-cell office:value-type="float" office:value="2209" calcext:value-type="float">
            <text:p>2209</text:p>
          </table:table-cell>
          <table:table-cell office:value-type="float" office:value="7208" calcext:value-type="float">
            <text:p>7208</text:p>
          </table:table-cell>
          <table:table-cell office:value-type="float" office:value="951" calcext:value-type="float">
            <text:p>951</text:p>
          </table:table-cell>
          <table:table-cell office:value-type="float" office:value="444" calcext:value-type="float">
            <text:p>444</text:p>
          </table:table-cell>
          <table:table-cell table:formula="of:=[.O7]/[.H7]*100" office:value-type="float" office:value="86.2612612612613" calcext:value-type="float">
            <text:p>86.26</text:p>
          </table:table-cell>
          <table:table-cell table:style-name="ce2" table:formula="of:=[.H7]/[.G7]*100" office:value-type="float" office:value="46.6876971608833" calcext:value-type="float">
            <text:p>46.69</text:p>
          </table:table-cell>
          <table:table-cell table:style-name="ce2" table:formula="of:=2*(([.I7]*[.J7])/([.I7]+[.J7]))" office:value-type="float" office:value="60.5847490687943" calcext:value-type="float">
            <text:p>60.58</text:p>
          </table:table-cell>
          <table:table-cell table:style-name="ce2" office:value-type="float" office:value="530.567106710671" calcext:value-type="float">
            <text:p>530.57</text:p>
          </table:table-cell>
          <table:table-cell/>
          <table:table-cell office:value-type="float" office:value="13.8202914549038" calcext:value-type="float">
            <text:p>13.8202914549</text:p>
          </table:table-cell>
          <table:table-cell table:formula="of:=ROUND([.H7]-[.H7]*([.N7]/100); 0)" office:value-type="float" office:value="383" calcext:value-type="float">
            <text:p>383</text:p>
          </table:table-cell>
          <table:table-cell/>
          <table:table-cell table:formula="of:=ROUND([.F7]*[.V7])" office:value-type="float" office:value="3542" calcext:value-type="float">
            <text:p>3542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 table:formula="of:=100*[.V7]" office:value-type="float" office:value="49.1394550888799" calcext:value-type="float">
            <text:p>49.1394550889</text:p>
          </table:table-cell>
          <table:table-cell table:formula="of:=2*(([.R7]*[.S7])/([.R7]+[.S7]))" office:value-type="float" office:value="20.8020982959246" calcext:value-type="float">
            <text:p>20.8020982959</text:p>
          </table:table-cell>
          <table:table-cell/>
          <table:table-cell office:value-type="float" office:value="0.491394550888799" calcext:value-type="float">
            <text:p>0.4913945509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/>
          <table:table-cell table:formula="of:=ROUND([.Q7]*[.R7]/100)" office:value-type="float" office:value="467" calcext:value-type="float">
            <text:p>467</text:p>
          </table:table-cell>
        </table:table-row>
        <table:table-row table:style-name="ro4">
          <table:table-cell office:value-type="string" calcext:value-type="string">
            <text:p>Clojure</text:p>
          </table:table-cell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ogramming language</text:p>
          </table:table-cell>
          <table:table-cell office:value-type="float" office:value="335" calcext:value-type="float">
            <text:p>335</text:p>
          </table:table-cell>
          <table:table-cell office:value-type="float" office:value="2996" calcext:value-type="float">
            <text:p>299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  <table:table-cell table:formula="of:=[.O8]/[.H8]*100" office:value-type="float" office:value="86.9565217391304" calcext:value-type="float">
            <text:p>86.96</text:p>
          </table:table-cell>
          <table:table-cell table:style-name="ce2" table:formula="of:=[.H8]/[.G8]*100" office:value-type="float" office:value="7.71812080536913" calcext:value-type="float">
            <text:p>7.72</text:p>
          </table:table-cell>
          <table:table-cell table:style-name="ce2" table:formula="of:=2*(([.I8]*[.J8])/([.I8]+[.J8]))" office:value-type="float" office:value="14.1778394205579" calcext:value-type="float">
            <text:p>14.18</text:p>
          </table:table-cell>
          <table:table-cell table:style-name="ce2" office:value-type="float" office:value="477.326923076923" calcext:value-type="float">
            <text:p>477.33</text:p>
          </table:table-cell>
          <table:table-cell/>
          <table:table-cell office:value-type="float" office:value="13.0028051475529" calcext:value-type="float">
            <text:p>13.0028051476</text:p>
          </table:table-cell>
          <table:table-cell table:formula="of:=ROUND([.H8]-[.H8]*([.N8]/100); 0)" office:value-type="float" office:value="40" calcext:value-type="float">
            <text:p>40</text:p>
          </table:table-cell>
          <table:table-cell/>
          <table:table-cell table:formula="of:=ROUND([.F8]*[.V8])" office:value-type="float" office:value="1471" calcext:value-type="float">
            <text:p>1471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 table:formula="of:=100*[.V8]" office:value-type="float" office:value="49.1104951258749" calcext:value-type="float">
            <text:p>49.1104951259</text:p>
          </table:table-cell>
          <table:table-cell table:formula="of:=2*(([.R8]*[.S8])/([.R8]+[.S8]))" office:value-type="float" office:value="28.316297628164" calcext:value-type="float">
            <text:p>28.3162976282</text:p>
          </table:table-cell>
          <table:table-cell/>
          <table:table-cell office:value-type="float" office:value="0.491104951258749" calcext:value-type="float">
            <text:p>0.4911049513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/>
          <table:table-cell table:formula="of:=ROUND([.Q8]*[.R8]/100)" office:value-type="float" office:value="293" calcext:value-type="float">
            <text:p>293</text:p>
          </table:table-cell>
        </table:table-row>
        <table:table-row table:style-name="ro4">
          <table:table-cell office:value-type="string" calcext:value-type="string">
            <text:p>Dropwizard</text:p>
          </table:table-cell>
          <table:table-cell office:value-type="string" calcext:value-type="string">
            <text:p>dropwizar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RESTful web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3809" calcext:value-type="float">
            <text:p>3809</text:p>
          </table:table-cell>
          <table:table-cell office:value-type="float" office:value="581" calcext:value-type="float">
            <text:p>581</text:p>
          </table:table-cell>
          <table:table-cell office:value-type="float" office:value="179" calcext:value-type="float">
            <text:p>179</text:p>
          </table:table-cell>
          <table:table-cell table:formula="of:=[.O9]/[.H9]*100" office:value-type="float" office:value="96.6480446927374" calcext:value-type="float">
            <text:p>96.65</text:p>
          </table:table-cell>
          <table:table-cell table:style-name="ce2" table:formula="of:=[.H9]/[.G9]*100" office:value-type="float" office:value="30.8089500860585" calcext:value-type="float">
            <text:p>30.81</text:p>
          </table:table-cell>
          <table:table-cell table:style-name="ce2" table:formula="of:=2*(([.I9]*[.J9])/([.I9]+[.J9]))" office:value-type="float" office:value="46.7235994387193" calcext:value-type="float">
            <text:p>46.72</text:p>
          </table:table-cell>
          <table:table-cell table:style-name="ce2" office:value-type="float" office:value="482.928735632184" calcext:value-type="float">
            <text:p>482.93</text:p>
          </table:table-cell>
          <table:table-cell/>
          <table:table-cell office:value-type="float" office:value="3.13895323779434" calcext:value-type="float">
            <text:p>3.1389532378</text:p>
          </table:table-cell>
          <table:table-cell table:formula="of:=ROUND([.H9]-[.H9]*([.N9]/100); 0)" office:value-type="float" office:value="173" calcext:value-type="float">
            <text:p>173</text:p>
          </table:table-cell>
          <table:table-cell/>
          <table:table-cell table:formula="of:=ROUND([.F9]*[.V9])" office:value-type="float" office:value="1918" calcext:value-type="float">
            <text:p>1918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 table:formula="of:=100*[.V9]" office:value-type="float" office:value="50.3562283026986" calcext:value-type="float">
            <text:p>50.3562283027</text:p>
          </table:table-cell>
          <table:table-cell table:formula="of:=2*(([.R9]*[.S9])/([.R9]+[.S9]))" office:value-type="float" office:value="23.4142968713326" calcext:value-type="float">
            <text:p>23.4142968713</text:p>
          </table:table-cell>
          <table:table-cell/>
          <table:table-cell office:value-type="float" office:value="0.503562283026986" calcext:value-type="float">
            <text:p>0.503562283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/>
          <table:table-cell table:formula="of:=ROUND([.Q9]*[.R9]/100)" office:value-type="float" office:value="293" calcext:value-type="float">
            <text:p>293</text:p>
          </table:table-cell>
        </table:table-row>
        <table:table-row table:style-name="ro3">
          <table:table-cell office:value-type="string" calcext:value-type="string">
            <text:p>Dropwizard</text:p>
          </table:table-cell>
          <table:table-cell office:value-type="string" calcext:value-type="string">
            <text:p>metric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VM- and application-level metrics</text:p>
          </table:table-cell>
          <table:table-cell office:value-type="float" office:value="335" calcext:value-type="float">
            <text:p>335</text:p>
          </table:table-cell>
          <table:table-cell office:value-type="float" office:value="1948" calcext:value-type="float">
            <text:p>1948</text:p>
          </table:table-cell>
          <table:table-cell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table:formula="of:=[.O10]/[.H10]*100" office:value-type="float" office:value="95.3488372093023" calcext:value-type="float">
            <text:p>95.35</text:p>
          </table:table-cell>
          <table:table-cell table:style-name="ce2" table:formula="of:=[.H10]/[.G10]*100" office:value-type="float" office:value="38.9728096676737" calcext:value-type="float">
            <text:p>38.97</text:p>
          </table:table-cell>
          <table:table-cell table:style-name="ce2" table:formula="of:=2*(([.I10]*[.J10])/([.I10]+[.J10]))" office:value-type="float" office:value="55.3300554451302" calcext:value-type="float">
            <text:p>55.33</text:p>
          </table:table-cell>
          <table:table-cell table:style-name="ce2" office:value-type="float" office:value="444.547008547009" calcext:value-type="float">
            <text:p>444.55</text:p>
          </table:table-cell>
          <table:table-cell/>
          <table:table-cell office:value-type="float" office:value="4.41776120918803" calcext:value-type="float">
            <text:p>4.4177612092</text:p>
          </table:table-cell>
          <table:table-cell table:formula="of:=ROUND([.H10]-[.H10]*([.N10]/100); 0)" office:value-type="float" office:value="123" calcext:value-type="float">
            <text:p>123</text:p>
          </table:table-cell>
          <table:table-cell/>
          <table:table-cell table:formula="of:=ROUND([.F10]*[.V10])" office:value-type="float" office:value="991" calcext:value-type="float">
            <text:p>99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 table:formula="of:=100*[.V10]" office:value-type="float" office:value="50.8569561028853" calcext:value-type="float">
            <text:p>50.8569561029</text:p>
          </table:table-cell>
          <table:table-cell table:formula="of:=2*(([.R10]*[.S10])/([.R10]+[.S10]))" office:value-type="float" office:value="25.4728534381802" calcext:value-type="float">
            <text:p>25.4728534382</text:p>
          </table:table-cell>
          <table:table-cell/>
          <table:table-cell office:value-type="float" office:value="0.508569561028853" calcext:value-type="float">
            <text:p>0.50856956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/>
          <table:table-cell table:formula="of:=ROUND([.Q10]*[.R10]/100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lipse IDE</text:p>
          </table:table-cell>
          <table:table-cell office:value-type="float" office:value="7818" calcext:value-type="float">
            <text:p>7818</text:p>
          </table:table-cell>
          <table:table-cell office:value-type="float" office:value="1826" calcext:value-type="float">
            <text:p>182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O11]/[.H11]*100" office:value-type="float" office:value="88.8888888888889" calcext:value-type="float">
            <text:p>88.89</text:p>
          </table:table-cell>
          <table:table-cell table:style-name="ce2" table:formula="of:=[.H11]/[.G11]*100" office:value-type="float" office:value="5.32544378698225" calcext:value-type="float">
            <text:p>5.33</text:p>
          </table:table-cell>
          <table:table-cell table:style-name="ce2" table:formula="of:=2*(([.I11]*[.J11])/([.I11]+[.J11]))" office:value-type="float" office:value="10.0488485694348" calcext:value-type="float">
            <text:p>10.05</text:p>
          </table:table-cell>
          <table:table-cell table:style-name="ce2" office:value-type="float" office:value="671.616161616162" calcext:value-type="float">
            <text:p>671.62</text:p>
          </table:table-cell>
          <table:table-cell/>
          <table:table-cell office:value-type="float" office:value="10.8988150663208" calcext:value-type="float">
            <text:p>10.8988150663</text:p>
          </table:table-cell>
          <table:table-cell table:formula="of:=ROUND([.H11]-[.H11]*([.N11]/100); 0)" office:value-type="float" office:value="8" calcext:value-type="float">
            <text:p>8</text:p>
          </table:table-cell>
          <table:table-cell/>
          <table:table-cell table:formula="of:=ROUND([.F11]*[.V11])" office:value-type="float" office:value="905" calcext:value-type="float">
            <text:p>905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 table:formula="of:=100*[.V11]" office:value-type="float" office:value="49.5545774167404" calcext:value-type="float">
            <text:p>49.5545774167</text:p>
          </table:table-cell>
          <table:table-cell table:formula="of:=2*(([.R11]*[.S11])/([.R11]+[.S11]))" office:value-type="float" office:value="15.5973259827538" calcext:value-type="float">
            <text:p>15.5973259828</text:p>
          </table:table-cell>
          <table:table-cell/>
          <table:table-cell office:value-type="float" office:value="0.495545774167404" calcext:value-type="float">
            <text:p>0.4955457742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/>
          <table:table-cell table:formula="of:=ROUND([.Q11]*[.R11]/100)" office:value-type="float" office:value="84" calcext:value-type="float">
            <text:p>84</text:p>
          </table:table-cell>
        </table:table-row>
        <table:table-row table:style-name="ro4">
          <table:table-cell office:value-type="string" calcext:value-type="string">
            <text:p>Excilys</text:p>
          </table:table-cell>
          <table:table-cell office:value-type="string" calcext:value-type="string">
            <text:p>androidannotatio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Development</text:p>
          </table:table-cell>
          <table:table-cell office:value-type="float" office:value="1059" calcext:value-type="float">
            <text:p>1059</text:p>
          </table:table-cell>
          <table:table-cell office:value-type="float" office:value="2582" calcext:value-type="float">
            <text:p>2582</text:p>
          </table:table-cell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table:formula="of:=[.O12]/[.H12]*100" office:value-type="float" office:value="100" calcext:value-type="float">
            <text:p>100.00</text:p>
          </table:table-cell>
          <table:table-cell table:style-name="ce2" table:formula="of:=[.H12]/[.G12]*100" office:value-type="float" office:value="1.59010600706714" calcext:value-type="float">
            <text:p>1.59</text:p>
          </table:table-cell>
          <table:table-cell table:style-name="ce2" table:formula="of:=2*(([.I12]*[.J12])/([.I12]+[.J12]))" office:value-type="float" office:value="3.13043478260869" calcext:value-type="float">
            <text:p>3.13</text:p>
          </table:table-cell>
          <table:table-cell table:style-name="ce2" office:value-type="float" office:value="258" calcext:value-type="float">
            <text:p>258.00</text:p>
          </table:table-cell>
          <table:table-cell/>
          <table:table-cell office:value-type="float" office:value="4.10144598805346" calcext:value-type="float">
            <text:p>4.1014459881</text:p>
          </table:table-cell>
          <table:table-cell table:formula="of:=ROUND([.H12]-[.H12]*([.N12]/100); 0)" office:value-type="float" office:value="9" calcext:value-type="float">
            <text:p>9</text:p>
          </table:table-cell>
          <table:table-cell/>
          <table:table-cell table:formula="of:=ROUND([.F12]*[.V12])" office:value-type="float" office:value="1273" calcext:value-type="float">
            <text:p>1273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 table:formula="of:=100*[.V12]" office:value-type="float" office:value="49.2922441549599" calcext:value-type="float">
            <text:p>49.292244155</text:p>
          </table:table-cell>
          <table:table-cell table:formula="of:=2*(([.R12]*[.S12])/([.R12]+[.S12]))" office:value-type="float" office:value="30.3464617075349" calcext:value-type="float">
            <text:p>30.3464617075</text:p>
          </table:table-cell>
          <table:table-cell/>
          <table:table-cell office:value-type="float" office:value="0.492922441549599" calcext:value-type="float">
            <text:p>0.4929224415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/>
          <table:table-cell table:formula="of:=ROUND([.Q12]*[.R12]/100)" office:value-type="float" office:value="279" calcext:value-type="float">
            <text:p>279</text:p>
          </table:table-cell>
        </table:table-row>
        <table:table-row table:style-name="ro5">
          <table:table-cell office:value-type="string" calcext:value-type="string">
            <text:p>Facebook</text:p>
          </table:table-cell>
          <table:table-cell office:value-type="string" calcext:value-type="string">
            <text:p>fresc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 for managing images</text:p>
          </table:table-cell>
          <table:table-cell office:value-type="float" office:value="1007" calcext:value-type="float">
            <text:p>1007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O13]/[.H13]*100" office:value-type="float" office:value="92.6470588235294" calcext:value-type="float">
            <text:p>92.65</text:p>
          </table:table-cell>
          <table:table-cell table:style-name="ce2" table:formula="of:=[.H13]/[.G13]*100" office:value-type="float" office:value="68" calcext:value-type="float">
            <text:p>68.00</text:p>
          </table:table-cell>
          <table:table-cell table:style-name="ce2" table:formula="of:=2*(([.I13]*[.J13])/([.I13]+[.J13]))" office:value-type="float" office:value="78.4328084950568" calcext:value-type="float">
            <text:p>78.43</text:p>
          </table:table-cell>
          <table:table-cell table:style-name="ce2" office:value-type="float" office:value="532.913868613139" calcext:value-type="float">
            <text:p>532.91</text:p>
          </table:table-cell>
          <table:table-cell/>
          <table:table-cell office:value-type="float" office:value="6.69525867677294" calcext:value-type="float">
            <text:p>6.6952586768</text:p>
          </table:table-cell>
          <table:table-cell table:formula="of:=ROUND([.H13]-[.H13]*([.N13]/100); 0)" office:value-type="float" office:value="63" calcext:value-type="float">
            <text:p>63</text:p>
          </table:table-cell>
          <table:table-cell/>
          <table:table-cell table:formula="of:=ROUND([.F13]*[.V13])" office:value-type="float" office:value="378" calcext:value-type="float">
            <text:p>378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 table:formula="of:=100*[.V13]" office:value-type="float" office:value="50.7409823425114" calcext:value-type="float">
            <text:p>50.7409823425</text:p>
          </table:table-cell>
          <table:table-cell table:formula="of:=2*(([.R13]*[.S13])/([.R13]+[.S13]))" office:value-type="float" office:value="21.2521929462687" calcext:value-type="float">
            <text:p>21.2521929463</text:p>
          </table:table-cell>
          <table:table-cell/>
          <table:table-cell office:value-type="float" office:value="0.507409823425114" calcext:value-type="float">
            <text:p>0.5074098234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/>
          <table:table-cell table:formula="of:=ROUND([.Q13]*[.R13]/100)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Gocd</text:p>
          </table:table-cell>
          <table:table-cell office:value-type="string" calcext:value-type="string">
            <text:p>gocd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ntinuous Delivery server</text:p>
          </table:table-cell>
          <table:table-cell office:value-type="float" office:value="16735" calcext:value-type="float">
            <text:p>16735</text:p>
          </table:table-cell>
          <table:table-cell office:value-type="float" office:value="3875" calcext:value-type="float">
            <text:p>3875</text:p>
          </table:table-cell>
          <table:table-cell office:value-type="float" office:value="499" calcext:value-type="float">
            <text:p>499</text:p>
          </table:table-cell>
          <table:table-cell office:value-type="float" office:value="297" calcext:value-type="float">
            <text:p>297</text:p>
          </table:table-cell>
          <table:table-cell table:formula="of:=[.O14]/[.H14]*100" office:value-type="float" office:value="91.5824915824916" calcext:value-type="float">
            <text:p>91.58</text:p>
          </table:table-cell>
          <table:table-cell table:style-name="ce2" table:formula="of:=[.H14]/[.G14]*100" office:value-type="float" office:value="59.5190380761523" calcext:value-type="float">
            <text:p>59.52</text:p>
          </table:table-cell>
          <table:table-cell table:style-name="ce2" table:formula="of:=2*(([.I14]*[.J14])/([.I14]+[.J14]))" office:value-type="float" office:value="72.1488632963735" calcext:value-type="float">
            <text:p>72.15</text:p>
          </table:table-cell>
          <table:table-cell table:style-name="ce2" office:value-type="float" office:value="567.275315672196" calcext:value-type="float">
            <text:p>567.28</text:p>
          </table:table-cell>
          <table:table-cell/>
          <table:table-cell office:value-type="float" office:value="8.56607409543358" calcext:value-type="float">
            <text:p>8.5660740954</text:p>
          </table:table-cell>
          <table:table-cell table:formula="of:=ROUND([.H14]-[.H14]*([.N14]/100); 0)" office:value-type="float" office:value="272" calcext:value-type="float">
            <text:p>272</text:p>
          </table:table-cell>
          <table:table-cell/>
          <table:table-cell table:formula="of:=ROUND([.F14]*[.V14])" office:value-type="float" office:value="1959" calcext:value-type="float">
            <text:p>1959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 table:formula="of:=100*[.V14]" office:value-type="float" office:value="50.5586567800492" calcext:value-type="float">
            <text:p>50.55865678</text:p>
          </table:table-cell>
          <table:table-cell table:formula="of:=2*(([.R14]*[.S14])/([.R14]+[.S14]))" office:value-type="float" office:value="20.5266487160919" calcext:value-type="float">
            <text:p>20.5266487161</text:p>
          </table:table-cell>
          <table:table-cell/>
          <table:table-cell office:value-type="float" office:value="0.505586567800492" calcext:value-type="float">
            <text:p>0.5055865678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/>
          <table:table-cell table:formula="of:=ROUND([.Q14]*[.R14]/100)" office:value-type="float" office:value="252" calcext:value-type="float">
            <text:p>252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rce code generators</text:p>
          </table:table-cell>
          <table:table-cell office:value-type="float" office:value="257" calcext:value-type="float">
            <text:p>257</text:p>
          </table:table-cell>
          <table:table-cell office:value-type="float" office:value="668" calcext:value-type="float">
            <text:p>668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formula="of:=[.O15]/[.H15]*100" office:value-type="float" office:value="100" calcext:value-type="float">
            <text:p>100.00</text:p>
          </table:table-cell>
          <table:table-cell table:style-name="ce2" table:formula="of:=[.H15]/[.G15]*100" office:value-type="float" office:value="76.6129032258065" calcext:value-type="float">
            <text:p>76.61</text:p>
          </table:table-cell>
          <table:table-cell table:style-name="ce2" table:formula="of:=2*(([.I15]*[.J15])/([.I15]+[.J15]))" office:value-type="float" office:value="86.7579908675799" calcext:value-type="float">
            <text:p>86.76</text:p>
          </table:table-cell>
          <table:table-cell table:style-name="ce2" office:value-type="float" office:value="594.476424361493" calcext:value-type="float">
            <text:p>594.48</text:p>
          </table:table-cell>
          <table:table-cell/>
          <table:table-cell office:value-type="float" office:value="0.124500169185922" calcext:value-type="float">
            <text:p>0.1245001692</text:p>
          </table:table-cell>
          <table:table-cell table:formula="of:=ROUND([.H15]-[.H15]*([.N15]/100); 0)" office:value-type="float" office:value="95" calcext:value-type="float">
            <text:p>95</text:p>
          </table:table-cell>
          <table:table-cell/>
          <table:table-cell table:formula="of:=ROUND([.F15]*[.V15])" office:value-type="float" office:value="336" calcext:value-type="float">
            <text:p>336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 table:formula="of:=100*[.V15]" office:value-type="float" office:value="50.2715204679407" calcext:value-type="float">
            <text:p>50.2715204679</text:p>
          </table:table-cell>
          <table:table-cell table:formula="of:=2*(([.R15]*[.S15])/([.R15]+[.S15]))" office:value-type="float" office:value="27.1138844666684" calcext:value-type="float">
            <text:p>27.1138844667</text:p>
          </table:table-cell>
          <table:table-cell/>
          <table:table-cell office:value-type="float" office:value="0.502715204679407" calcext:value-type="float">
            <text:p>0.5027152047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/>
          <table:table-cell table:formula="of:=ROUND([.Q15]*[.R15]/100)"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Google</text:p>
          </table:table-cell>
          <table:table-cell office:value-type="string" calcext:value-type="string">
            <text:p>gu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Core Libraries for Java 6+</text:p>
          </table:table-cell>
          <table:table-cell office:value-type="float" office:value="1731" calcext:value-type="float">
            <text:p>1731</text:p>
          </table:table-cell>
          <table:table-cell office:value-type="float" office:value="3581" calcext:value-type="float">
            <text:p>3581</text:p>
          </table:table-cell>
          <table:table-cell office:value-type="float" office:value="973" calcext:value-type="float">
            <text:p>973</text:p>
          </table:table-cell>
          <table:table-cell office:value-type="float" office:value="592" calcext:value-type="float">
            <text:p>592</text:p>
          </table:table-cell>
          <table:table-cell table:formula="of:=[.O16]/[.H16]*100" office:value-type="float" office:value="98.4797297297297" calcext:value-type="float">
            <text:p>98.48</text:p>
          </table:table-cell>
          <table:table-cell table:style-name="ce2" table:formula="of:=[.H16]/[.G16]*100" office:value-type="float" office:value="60.8427543679342" calcext:value-type="float">
            <text:p>60.84</text:p>
          </table:table-cell>
          <table:table-cell table:style-name="ce2" table:formula="of:=2*(([.I16]*[.J16])/([.I16]+[.J16]))" office:value-type="float" office:value="75.2157241346245" calcext:value-type="float">
            <text:p>75.22</text:p>
          </table:table-cell>
          <table:table-cell table:style-name="ce2" office:value-type="float" office:value="539.790828109535" calcext:value-type="float">
            <text:p>539.79</text:p>
          </table:table-cell>
          <table:table-cell/>
          <table:table-cell office:value-type="float" office:value="1.55481216148473" calcext:value-type="float">
            <text:p>1.5548121615</text:p>
          </table:table-cell>
          <table:table-cell table:formula="of:=ROUND([.H16]-[.H16]*([.N16]/100); 0)" office:value-type="float" office:value="583" calcext:value-type="float">
            <text:p>583</text:p>
          </table:table-cell>
          <table:table-cell/>
          <table:table-cell table:formula="of:=ROUND([.F16]*[.V16])" office:value-type="float" office:value="1798" calcext:value-type="float">
            <text:p>1798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 table:formula="of:=100*[.V16]" office:value-type="float" office:value="50.2225078558549" calcext:value-type="float">
            <text:p>50.2225078559</text:p>
          </table:table-cell>
          <table:table-cell table:formula="of:=2*(([.R16]*[.S16])/([.R16]+[.S16]))" office:value-type="float" office:value="35.2639828656474" calcext:value-type="float">
            <text:p>35.2639828656</text:p>
          </table:table-cell>
          <table:table-cell/>
          <table:table-cell office:value-type="float" office:value="0.502225078558549" calcext:value-type="float">
            <text:p>0.5022250786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/>
          <table:table-cell table:formula="of:=ROUND([.Q16]*[.R16]/100)" office:value-type="float" office:value="489" calcext:value-type="float">
            <text:p>489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ion</text:p>
          </table:table-cell>
          <table:table-cell office:value-type="float" office:value="716" calcext:value-type="float">
            <text:p>716</text:p>
          </table:table-cell>
          <table:table-cell office:value-type="float" office:value="1514" calcext:value-type="float">
            <text:p>1514</text:p>
          </table:table-cell>
          <table:table-cell office:value-type="float" office:value="605" calcext:value-type="float">
            <text:p>605</text:p>
          </table:table-cell>
          <table:table-cell office:value-type="float" office:value="104" calcext:value-type="float">
            <text:p>104</text:p>
          </table:table-cell>
          <table:table-cell table:formula="of:=[.O17]/[.H17]*100" office:value-type="float" office:value="85.5769230769231" calcext:value-type="float">
            <text:p>85.58</text:p>
          </table:table-cell>
          <table:table-cell table:style-name="ce2" table:formula="of:=[.H17]/[.G17]*100" office:value-type="float" office:value="17.1900826446281" calcext:value-type="float">
            <text:p>17.19</text:p>
          </table:table-cell>
          <table:table-cell table:style-name="ce2" table:formula="of:=2*(([.I17]*[.J17])/([.I17]+[.J17]))" office:value-type="float" office:value="28.6293128779326" calcext:value-type="float">
            <text:p>28.63</text:p>
          </table:table-cell>
          <table:table-cell table:style-name="ce2" office:value-type="float" office:value="423.224318658281" calcext:value-type="float">
            <text:p>423.22</text:p>
          </table:table-cell>
          <table:table-cell/>
          <table:table-cell office:value-type="float" office:value="14.3413392396178" calcext:value-type="float">
            <text:p>14.3413392396</text:p>
          </table:table-cell>
          <table:table-cell table:formula="of:=ROUND([.H17]-[.H17]*([.N17]/100); 0)" office:value-type="float" office:value="89" calcext:value-type="float">
            <text:p>89</text:p>
          </table:table-cell>
          <table:table-cell/>
          <table:table-cell table:formula="of:=ROUND([.F17]*[.V17])" office:value-type="float" office:value="758" calcext:value-type="float">
            <text:p>758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 table:formula="of:=100*[.V17]" office:value-type="float" office:value="50.0958586689085" calcext:value-type="float">
            <text:p>50.0958586689</text:p>
          </table:table-cell>
          <table:table-cell table:formula="of:=2*(([.R17]*[.S17])/([.R17]+[.S17]))" office:value-type="float" office:value="44.4577587614504" calcext:value-type="float">
            <text:p>44.4577587615</text:p>
          </table:table-cell>
          <table:table-cell/>
          <table:table-cell office:value-type="float" office:value="0.500958586689085" calcext:value-type="float">
            <text:p>0.5009585867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/>
          <table:table-cell table:formula="of:=ROUND([.Q17]*[.R17]/100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osche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App</text:p>
          </table:table-cell>
          <table:table-cell office:value-type="float" office:value="1088" calcext:value-type="float">
            <text:p>108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O18]/[.H18]*100" office:value-type="float" office:value="100" calcext:value-type="float">
            <text:p>100.00</text:p>
          </table:table-cell>
          <table:table-cell table:style-name="ce2" table:formula="of:=[.H18]/[.G18]*100" office:value-type="float" office:value="66.6666666666667" calcext:value-type="float">
            <text:p>66.67</text:p>
          </table:table-cell>
          <table:table-cell table:style-name="ce2" table:formula="of:=2*(([.I18]*[.J18])/([.I18]+[.J18]))" office:value-type="float" office:value="80" calcext:value-type="float">
            <text:p>80.00</text:p>
          </table:table-cell>
          <table:table-cell table:style-name="ce2" office:value-type="float" office:value="578.561403508772" calcext:value-type="float">
            <text:p>578.56</text:p>
          </table:table-cell>
          <table:table-cell/>
          <table:table-cell office:value-type="float" office:value="6.17368541308679" calcext:value-type="float">
            <text:p>6.1736854131</text:p>
          </table:table-cell>
          <table:table-cell table:formula="of:=ROUND([.H18]-[.H18]*([.N18]/100); 0)" office:value-type="float" office:value="6" calcext:value-type="float">
            <text:p>6</text:p>
          </table:table-cell>
          <table:table-cell/>
          <table:table-cell table:formula="of:=ROUND([.F18]*[.V18])" office:value-type="float" office:value="65" calcext:value-type="float">
            <text:p>65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 table:formula="of:=100*[.V18]" office:value-type="float" office:value="50.012940322049" calcext:value-type="float">
            <text:p>50.012940322</text:p>
          </table:table-cell>
          <table:table-cell table:formula="of:=2*(([.R18]*[.S18])/([.R18]+[.S18]))" office:value-type="float" office:value="12.2452859190467" calcext:value-type="float">
            <text:p>12.245285919</text:p>
          </table:table-cell>
          <table:table-cell/>
          <table:table-cell office:value-type="float" office:value="0.50012940322049" calcext:value-type="float">
            <text:p>0.5001294032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/>
          <table:table-cell table:formula="of:=ROUND([.Q18]*[.R18]/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ild system</text:p>
          </table:table-cell>
          <table:table-cell office:value-type="float" office:value="11876" calcext:value-type="float">
            <text:p>11876</text:p>
          </table:table-cell>
          <table:table-cell office:value-type="float" office:value="37207" calcext:value-type="float">
            <text:p>37207</text:p>
          </table:table-cell>
          <table:table-cell office:value-type="float" office:value="6896" calcext:value-type="float">
            <text:p>6896</text:p>
          </table:table-cell>
          <table:table-cell office:value-type="float" office:value="1557" calcext:value-type="float">
            <text:p>1557</text:p>
          </table:table-cell>
          <table:table-cell table:formula="of:=[.O19]/[.H19]*100" office:value-type="float" office:value="97.495183044316" calcext:value-type="float">
            <text:p>97.50</text:p>
          </table:table-cell>
          <table:table-cell table:style-name="ce2" table:formula="of:=[.H19]/[.G19]*100" office:value-type="float" office:value="22.5783062645012" calcext:value-type="float">
            <text:p>22.58</text:p>
          </table:table-cell>
          <table:table-cell table:style-name="ce2" table:formula="of:=2*(([.I19]*[.J19])/([.I19]+[.J19]))" office:value-type="float" office:value="36.665480694522" calcext:value-type="float">
            <text:p>36.67</text:p>
          </table:table-cell>
          <table:table-cell table:style-name="ce2" office:value-type="float" office:value="500.550406224969" calcext:value-type="float">
            <text:p>500.55</text:p>
          </table:table-cell>
          <table:table-cell/>
          <table:table-cell office:value-type="float" office:value="2.52484700758941" calcext:value-type="float">
            <text:p>2.5248470076</text:p>
          </table:table-cell>
          <table:table-cell table:formula="of:=ROUND([.H19]-[.H19]*([.N19]/100); 0)" office:value-type="float" office:value="1518" calcext:value-type="float">
            <text:p>1518</text:p>
          </table:table-cell>
          <table:table-cell/>
          <table:table-cell table:formula="of:=ROUND([.F19]*[.V19])" office:value-type="float" office:value="18268" calcext:value-type="float">
            <text:p>18268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 table:formula="of:=100*[.V19]" office:value-type="float" office:value="49.0975394151174" calcext:value-type="float">
            <text:p>49.0975394151</text:p>
          </table:table-cell>
          <table:table-cell table:formula="of:=2*(([.R19]*[.S19])/([.R19]+[.S19]))" office:value-type="float" office:value="26.9099013783585" calcext:value-type="float">
            <text:p>26.9099013784</text:p>
          </table:table-cell>
          <table:table-cell/>
          <table:table-cell office:value-type="float" office:value="0.490975394151173" calcext:value-type="float">
            <text:p>0.4909753942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/>
          <table:table-cell table:formula="of:=ROUND([.Q19]*[.R19]/100)" office:value-type="float" office:value="3386" calcext:value-type="float">
            <text:p>3386</text:p>
          </table:table-cell>
        </table:table-row>
        <table:table-row table:style-name="ro3">
          <table:table-cell office:value-type="string" calcext:value-type="string">
            <text:p>Jankotek</text:p>
          </table:table-cell>
          <table:table-cell office:value-type="string" calcext:value-type="string">
            <text:p>mapd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current Maps, Sets and Queues</text:p>
          </table:table-cell>
          <table:table-cell office:value-type="float" office:value="267" calcext:value-type="float">
            <text:p>267</text:p>
          </table:table-cell>
          <table:table-cell office:value-type="float" office:value="1913" calcext:value-type="float">
            <text:p>1913</text:p>
          </table:table-cell>
          <table:table-cell office:value-type="float" office:value="691" calcext:value-type="float">
            <text:p>691</text:p>
          </table:table-cell>
          <table:table-cell office:value-type="float" office:value="440" calcext:value-type="float">
            <text:p>440</text:p>
          </table:table-cell>
          <table:table-cell table:formula="of:=[.O20]/[.H20]*100" office:value-type="float" office:value="94.3181818181818" calcext:value-type="float">
            <text:p>94.32</text:p>
          </table:table-cell>
          <table:table-cell table:style-name="ce2" table:formula="of:=[.H20]/[.G20]*100" office:value-type="float" office:value="63.6758321273517" calcext:value-type="float">
            <text:p>63.68</text:p>
          </table:table-cell>
          <table:table-cell table:style-name="ce2" table:formula="of:=2*(([.I20]*[.J20])/([.I20]+[.J20]))" office:value-type="float" office:value="76.0255222591155" calcext:value-type="float">
            <text:p>76.03</text:p>
          </table:table-cell>
          <table:table-cell table:style-name="ce2" office:value-type="float" office:value="479.933486898935" calcext:value-type="float">
            <text:p>479.93</text:p>
          </table:table-cell>
          <table:table-cell/>
          <table:table-cell office:value-type="float" office:value="5.64741729875095" calcext:value-type="float">
            <text:p>5.6474172988</text:p>
          </table:table-cell>
          <table:table-cell table:formula="of:=ROUND([.H20]-[.H20]*([.N20]/100); 0)" office:value-type="float" office:value="415" calcext:value-type="float">
            <text:p>415</text:p>
          </table:table-cell>
          <table:table-cell/>
          <table:table-cell table:formula="of:=ROUND([.F20]*[.V20])" office:value-type="float" office:value="973" calcext:value-type="float">
            <text:p>973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 table:formula="of:=100*[.V20]" office:value-type="float" office:value="50.8638535365462" calcext:value-type="float">
            <text:p>50.8638535365</text:p>
          </table:table-cell>
          <table:table-cell table:formula="of:=2*(([.R20]*[.S20])/([.R20]+[.S20]))" office:value-type="float" office:value="42.2432497702815" calcext:value-type="float">
            <text:p>42.2432497703</text:p>
          </table:table-cell>
          <table:table-cell/>
          <table:table-cell office:value-type="float" office:value="0.508638535365462" calcext:value-type="float">
            <text:p>0.5086385354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/>
          <table:table-cell table:formula="of:=ROUND([.Q20]*[.R20]/100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Jhy</text:p>
          </table:table-cell>
          <table:table-cell office:value-type="string" calcext:value-type="string">
            <text:p>jso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rser</text:p>
          </table:table-cell>
          <table:table-cell office:value-type="float" office:value="136" calcext:value-type="float">
            <text:p>136</text:p>
          </table:table-cell>
          <table:table-cell office:value-type="float" office:value="917" calcext:value-type="float">
            <text:p>917</text:p>
          </table:table-cell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table:formula="of:=[.O21]/[.H21]*100" office:value-type="float" office:value="87.5816993464052" calcext:value-type="float">
            <text:p>87.58</text:p>
          </table:table-cell>
          <table:table-cell table:style-name="ce2" table:formula="of:=[.H21]/[.G21]*100" office:value-type="float" office:value="60.2362204724409" calcext:value-type="float">
            <text:p>60.24</text:p>
          </table:table-cell>
          <table:table-cell table:style-name="ce2" table:formula="of:=2*(([.I21]*[.J21])/([.I21]+[.J21]))" office:value-type="float" office:value="71.379580468274" calcext:value-type="float">
            <text:p>71.38</text:p>
          </table:table-cell>
          <table:table-cell table:style-name="ce2" office:value-type="float" office:value="505.335483870968" calcext:value-type="float">
            <text:p>505.34</text:p>
          </table:table-cell>
          <table:table-cell/>
          <table:table-cell office:value-type="float" office:value="12.1637573896442" calcext:value-type="float">
            <text:p>12.1637573896</text:p>
          </table:table-cell>
          <table:table-cell table:formula="of:=ROUND([.H21]-[.H21]*([.N21]/100); 0)" office:value-type="float" office:value="134" calcext:value-type="float">
            <text:p>134</text:p>
          </table:table-cell>
          <table:table-cell/>
          <table:table-cell table:formula="of:=ROUND([.F21]*[.V21])" office:value-type="float" office:value="462" calcext:value-type="float">
            <text:p>462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 table:formula="of:=100*[.V21]" office:value-type="float" office:value="50.3495453512296" calcext:value-type="float">
            <text:p>50.3495453512</text:p>
          </table:table-cell>
          <table:table-cell table:formula="of:=2*(([.R21]*[.S21])/([.R21]+[.S21]))" office:value-type="float" office:value="35.7375695487768" calcext:value-type="float">
            <text:p>35.7375695488</text:p>
          </table:table-cell>
          <table:table-cell/>
          <table:table-cell office:value-type="float" office:value="0.503495453512296" calcext:value-type="float">
            <text:p>0.5034954535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/>
          <table:table-cell table:formula="of:=ROUND([.Q21]*[.R21]/100)" office:value-type="float" office:value="128" calcext:value-type="float">
            <text:p>128</text:p>
          </table:table-cell>
        </table:table-row>
        <table:table-row table:style-name="ro4">
          <table:table-cell office:value-type="string" calcext:value-type="string">
            <text:p>Libdx</text:p>
          </table:table-cell>
          <table:table-cell office:value-type="string" calcext:value-type="string">
            <text:p>libgdx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ava game development</text:p>
          </table:table-cell>
          <table:table-cell office:value-type="float" office:value="4679" calcext:value-type="float">
            <text:p>4679</text:p>
          </table:table-cell>
          <table:table-cell office:value-type="float" office:value="12497" calcext:value-type="float">
            <text:p>12497</text:p>
          </table:table-cell>
          <table:table-cell office:value-type="float" office:value="3514" calcext:value-type="float">
            <text:p>3514</text:p>
          </table:table-cell>
          <table:table-cell office:value-type="float" office:value="1366" calcext:value-type="float">
            <text:p>1366</text:p>
          </table:table-cell>
          <table:table-cell table:formula="of:=[.O22]/[.H22]*100" office:value-type="float" office:value="87.701317715959" calcext:value-type="float">
            <text:p>87.70</text:p>
          </table:table-cell>
          <table:table-cell table:style-name="ce2" table:formula="of:=[.H22]/[.G22]*100" office:value-type="float" office:value="38.8730791121229" calcext:value-type="float">
            <text:p>38.87</text:p>
          </table:table-cell>
          <table:table-cell table:style-name="ce2" table:formula="of:=2*(([.I22]*[.J22])/([.I22]+[.J22]))" office:value-type="float" office:value="53.8690342951495" calcext:value-type="float">
            <text:p>53.87</text:p>
          </table:table-cell>
          <table:table-cell table:style-name="ce2" office:value-type="float" office:value="483.055917595123" calcext:value-type="float">
            <text:p>483.06</text:p>
          </table:table-cell>
          <table:table-cell/>
          <table:table-cell office:value-type="float" office:value="12.3127632716205" calcext:value-type="float">
            <text:p>12.3127632716</text:p>
          </table:table-cell>
          <table:table-cell table:formula="of:=ROUND([.H22]-[.H22]*([.N22]/100); 0)" office:value-type="float" office:value="1198" calcext:value-type="float">
            <text:p>1198</text:p>
          </table:table-cell>
          <table:table-cell/>
          <table:table-cell table:formula="of:=ROUND([.F22]*[.V22])" office:value-type="float" office:value="6229" calcext:value-type="float">
            <text:p>6229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 table:formula="of:=100*[.V22]" office:value-type="float" office:value="49.844501842279" calcext:value-type="float">
            <text:p>49.8445018423</text:p>
          </table:table-cell>
          <table:table-cell table:formula="of:=2*(([.R22]*[.S22])/([.R22]+[.S22]))" office:value-type="float" office:value="35.9545043400864" calcext:value-type="float">
            <text:p>35.9545043401</text:p>
          </table:table-cell>
          <table:table-cell/>
          <table:table-cell office:value-type="float" office:value="0.49844501842279" calcext:value-type="float">
            <text:p>0.4984450184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/>
          <table:table-cell table:formula="of:=ROUND([.Q22]*[.R22]/100)" office:value-type="float" office:value="1752" calcext:value-type="float">
            <text:p>1752</text:p>
          </table:table-cell>
        </table:table-row>
        <table:table-row table:style-name="ro5">
          <table:table-cell office:value-type="string" calcext:value-type="string">
            <text:p>Netty</text:p>
          </table:table-cell>
          <table:table-cell office:value-type="string" calcext:value-type="string">
            <text:p>nett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vent-driven asynchronous network application</text:p>
          </table:table-cell>
          <table:table-cell office:value-type="float" office:value="2383" calcext:value-type="float">
            <text:p>2383</text:p>
          </table:table-cell>
          <table:table-cell office:value-type="float" office:value="7580" calcext:value-type="float">
            <text:p>7580</text:p>
          </table:table-cell>
          <table:table-cell office:value-type="float" office:value="3991" calcext:value-type="float">
            <text:p>3991</text:p>
          </table:table-cell>
          <table:table-cell office:value-type="float" office:value="1618" calcext:value-type="float">
            <text:p>1618</text:p>
          </table:table-cell>
          <table:table-cell table:formula="of:=[.O23]/[.H23]*100" office:value-type="float" office:value="89.4313967861558" calcext:value-type="float">
            <text:p>89.43</text:p>
          </table:table-cell>
          <table:table-cell table:style-name="ce2" table:formula="of:=[.H23]/[.G23]*100" office:value-type="float" office:value="40.5412177399148" calcext:value-type="float">
            <text:p>40.54</text:p>
          </table:table-cell>
          <table:table-cell table:style-name="ce2" table:formula="of:=2*(([.I23]*[.J23])/([.I23]+[.J23]))" office:value-type="float" office:value="55.7911025043665" calcext:value-type="float">
            <text:p>55.79</text:p>
          </table:table-cell>
          <table:table-cell table:style-name="ce2" office:value-type="float" office:value="569.01920953853" calcext:value-type="float">
            <text:p>569.02</text:p>
          </table:table-cell>
          <table:table-cell/>
          <table:table-cell office:value-type="float" office:value="10.5491344153415" calcext:value-type="float">
            <text:p>10.5491344153</text:p>
          </table:table-cell>
          <table:table-cell table:formula="of:=ROUND([.H23]-[.H23]*([.N23]/100); 0)" office:value-type="float" office:value="1447" calcext:value-type="float">
            <text:p>1447</text:p>
          </table:table-cell>
          <table:table-cell/>
          <table:table-cell table:formula="of:=ROUND([.F23]*[.V23])" office:value-type="float" office:value="3849" calcext:value-type="float">
            <text:p>3849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 table:formula="of:=100*[.V23]" office:value-type="float" office:value="50.7789654373191" calcext:value-type="float">
            <text:p>50.7789654373</text:p>
          </table:table-cell>
          <table:table-cell table:formula="of:=2*(([.R23]*[.S23])/([.R23]+[.S23]))" office:value-type="float" office:value="51.6983859311937" calcext:value-type="float">
            <text:p>51.6983859312</text:p>
          </table:table-cell>
          <table:table-cell/>
          <table:table-cell office:value-type="float" office:value="0.507789654373191" calcext:value-type="float">
            <text:p>0.5077896544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/>
          <table:table-cell table:formula="of:=ROUND([.Q23]*[.R23]/100)" office:value-type="float" office:value="2027" calcext:value-type="float">
            <text:p>2027</text:p>
          </table:table-cell>
        </table:table-row>
        <table:table-row table:style-name="ro3">
          <table:table-cell office:value-type="string" calcext:value-type="string">
            <text:p>Openhab</text:p>
          </table:table-cell>
          <table:table-cell office:value-type="string" calcext:value-type="string">
            <text:p>openhab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 Home Automation Bus</text:p>
          </table:table-cell>
          <table:table-cell office:value-type="float" office:value="5817" calcext:value-type="float">
            <text:p>5817</text:p>
          </table:table-cell>
          <table:table-cell office:value-type="float" office:value="8826" calcext:value-type="float">
            <text:p>88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O24]/[.H24]*100" office:value-type="float" office:value="100" calcext:value-type="float">
            <text:p>100.00</text:p>
          </table:table-cell>
          <table:table-cell table:style-name="ce2" table:formula="of:=[.H24]/[.G24]*100" office:value-type="float" office:value="7.14285714285714" calcext:value-type="float">
            <text:p>7.14</text:p>
          </table:table-cell>
          <table:table-cell table:style-name="ce2" table:formula="of:=2*(([.I24]*[.J24])/([.I24]+[.J24]))" office:value-type="float" office:value="13.3333333333333" calcext:value-type="float">
            <text:p>13.33</text:p>
          </table:table-cell>
          <table:table-cell table:style-name="ce2" office:value-type="float" office:value="857.5" calcext:value-type="float">
            <text:p>857.50</text:p>
          </table:table-cell>
          <table:table-cell/>
          <table:table-cell office:value-type="float" office:value="3.05061158607714" calcext:value-type="float">
            <text:p>3.0506115861</text:p>
          </table:table-cell>
          <table:table-cell table:formula="of:=ROUND([.H24]-[.H24]*([.N24]/100); 0)" office:value-type="float" office:value="2" calcext:value-type="float">
            <text:p>2</text:p>
          </table:table-cell>
          <table:table-cell/>
          <table:table-cell table:formula="of:=ROUND([.F24]*[.V24])" office:value-type="float" office:value="4333" calcext:value-type="float">
            <text:p>4333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 table:formula="of:=100*[.V24]" office:value-type="float" office:value="49.0979823390953" calcext:value-type="float">
            <text:p>49.0979823391</text:p>
          </table:table-cell>
          <table:table-cell table:formula="of:=2*(([.R24]*[.S24])/([.R24]+[.S24]))" office:value-type="float" office:value="0.630415606370146" calcext:value-type="float">
            <text:p>0.6304156064</text:p>
          </table:table-cell>
          <table:table-cell/>
          <table:table-cell office:value-type="float" office:value="0.490979823390953" calcext:value-type="float">
            <text:p>0.4909798234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/>
          <table:table-cell table:formula="of:=ROUND([.Q24]*[.R24]/100)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Openzipkin</text:p>
          </table:table-cell>
          <table:table-cell office:value-type="string" calcext:value-type="string">
            <text:p>zipk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tracing system</text:p>
          </table:table-cell>
          <table:table-cell office:value-type="float" office:value="397" calcext:value-type="float">
            <text:p>397</text:p>
          </table:table-cell>
          <table:table-cell office:value-type="float" office:value="799" calcext:value-type="float">
            <text:p>799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table:formula="of:=[.O25]/[.H25]*100" office:value-type="float" office:value="87.6712328767123" calcext:value-type="float">
            <text:p>87.67</text:p>
          </table:table-cell>
          <table:table-cell table:style-name="ce2" table:formula="of:=[.H25]/[.G25]*100" office:value-type="float" office:value="41.4772727272727" calcext:value-type="float">
            <text:p>41.48</text:p>
          </table:table-cell>
          <table:table-cell table:style-name="ce2" table:formula="of:=2*(([.I25]*[.J25])/([.I25]+[.J25]))" office:value-type="float" office:value="56.3129030313988" calcext:value-type="float">
            <text:p>56.31</text:p>
          </table:table-cell>
          <table:table-cell table:style-name="ce2" office:value-type="float" office:value="569.401820546164" calcext:value-type="float">
            <text:p>569.40</text:p>
          </table:table-cell>
          <table:table-cell/>
          <table:table-cell office:value-type="float" office:value="12.9948250274174" calcext:value-type="float">
            <text:p>12.9948250274</text:p>
          </table:table-cell>
          <table:table-cell table:formula="of:=ROUND([.H25]-[.H25]*([.N25]/100); 0)" office:value-type="float" office:value="64" calcext:value-type="float">
            <text:p>64</text:p>
          </table:table-cell>
          <table:table-cell/>
          <table:table-cell table:formula="of:=ROUND([.F25]*[.V25])" office:value-type="float" office:value="401" calcext:value-type="float">
            <text:p>401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 table:formula="of:=100*[.V25]" office:value-type="float" office:value="50.1609343714081" calcext:value-type="float">
            <text:p>50.1609343714</text:p>
          </table:table-cell>
          <table:table-cell table:formula="of:=2*(([.R25]*[.S25])/([.R25]+[.S25]))" office:value-type="float" office:value="30.6121386652306" calcext:value-type="float">
            <text:p>30.6121386652</text:p>
          </table:table-cell>
          <table:table-cell/>
          <table:table-cell office:value-type="float" office:value="0.501609343714081" calcext:value-type="float">
            <text:p>0.5016093437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/>
          <table:table-cell table:formula="of:=ROUND([.Q25]*[.R25]/100)"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Orfjackal</text:p>
          </table:table-cell>
          <table:table-cell office:value-type="string" calcext:value-type="string">
            <text:p>retrolambd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ackport of Java 8's lambda </text:p>
          </table:table-cell>
          <table:table-cell office:value-type="float" office:value="171" calcext:value-type="float">
            <text:p>171</text:p>
          </table:table-cell>
          <table:table-cell office:value-type="float" office:value="447" calcext:value-type="float">
            <text:p>447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formula="of:=[.O26]/[.H26]*100" office:value-type="float" office:value="94.2857142857143" calcext:value-type="float">
            <text:p>94.29</text:p>
          </table:table-cell>
          <table:table-cell table:style-name="ce2" table:formula="of:=[.H26]/[.G26]*100" office:value-type="float" office:value="36.0824742268041" calcext:value-type="float">
            <text:p>36.08</text:p>
          </table:table-cell>
          <table:table-cell table:style-name="ce2" table:formula="of:=2*(([.I26]*[.J26])/([.I26]+[.J26]))" office:value-type="float" office:value="52.191595119747" calcext:value-type="float">
            <text:p>52.19</text:p>
          </table:table-cell>
          <table:table-cell table:style-name="ce2" office:value-type="float" office:value="272.236842105263" calcext:value-type="float">
            <text:p>272.24</text:p>
          </table:table-cell>
          <table:table-cell/>
          <table:table-cell office:value-type="float" office:value="6.28568832180463" calcext:value-type="float">
            <text:p>6.2856883218</text:p>
          </table:table-cell>
          <table:table-cell table:formula="of:=ROUND([.H26]-[.H26]*([.N26]/100); 0)" office:value-type="float" office:value="33" calcext:value-type="float">
            <text:p>33</text:p>
          </table:table-cell>
          <table:table-cell/>
          <table:table-cell table:formula="of:=ROUND([.F26]*[.V26])" office:value-type="float" office:value="224" calcext:value-type="float">
            <text:p>224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 table:formula="of:=100*[.V26]" office:value-type="float" office:value="50.1356773311272" calcext:value-type="float">
            <text:p>50.1356773311</text:p>
          </table:table-cell>
          <table:table-cell table:formula="of:=2*(([.R26]*[.S26])/([.R26]+[.S26]))" office:value-type="float" office:value="30.2900192883377" calcext:value-type="float">
            <text:p>30.2900192883</text:p>
          </table:table-cell>
          <table:table-cell/>
          <table:table-cell office:value-type="float" office:value="0.501356773311272" calcext:value-type="float">
            <text:p>0.5013567733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/>
          <table:table-cell table:formula="of:=ROUND([.Q26]*[.R26]/100)"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OrientTechnologie</text:p>
          </table:table-cell>
          <table:table-cell office:value-type="string" calcext:value-type="string">
            <text:p>orientdb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ulti-Model DBMS </text:p>
          </table:table-cell>
          <table:table-cell office:value-type="float" office:value="2907" calcext:value-type="float">
            <text:p>2907</text:p>
          </table:table-cell>
          <table:table-cell office:value-type="float" office:value="13907" calcext:value-type="float">
            <text:p>13907</text:p>
          </table:table-cell>
          <table:table-cell office:value-type="float" office:value="7441" calcext:value-type="float">
            <text:p>7441</text:p>
          </table:table-cell>
          <table:table-cell office:value-type="float" office:value="2894" calcext:value-type="float">
            <text:p>2894</text:p>
          </table:table-cell>
          <table:table-cell table:formula="of:=[.O27]/[.H27]*100" office:value-type="float" office:value="86.7657221838286" calcext:value-type="float">
            <text:p>86.77</text:p>
          </table:table-cell>
          <table:table-cell table:style-name="ce2" table:formula="of:=[.H27]/[.G27]*100" office:value-type="float" office:value="38.8926219594141" calcext:value-type="float">
            <text:p>38.89</text:p>
          </table:table-cell>
          <table:table-cell table:style-name="ce2" table:formula="of:=2*(([.I27]*[.J27])/([.I27]+[.J27]))" office:value-type="float" office:value="53.7098663035766" calcext:value-type="float">
            <text:p>53.71</text:p>
          </table:table-cell>
          <table:table-cell table:style-name="ce2" office:value-type="float" office:value="511.801249876981" calcext:value-type="float">
            <text:p>511.80</text:p>
          </table:table-cell>
          <table:table-cell/>
          <table:table-cell office:value-type="float" office:value="13.2242970610969" calcext:value-type="float">
            <text:p>13.2242970611</text:p>
          </table:table-cell>
          <table:table-cell table:formula="of:=ROUND([.H27]-[.H27]*([.N27]/100); 0)" office:value-type="float" office:value="2511" calcext:value-type="float">
            <text:p>2511</text:p>
          </table:table-cell>
          <table:table-cell/>
          <table:table-cell table:formula="of:=ROUND([.F27]*[.V27])" office:value-type="float" office:value="6893" calcext:value-type="float">
            <text:p>6893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 table:formula="of:=100*[.V27]" office:value-type="float" office:value="49.5641106083058" calcext:value-type="float">
            <text:p>49.5641106083</text:p>
          </table:table-cell>
          <table:table-cell table:formula="of:=2*(([.R27]*[.S27])/([.R27]+[.S27]))" office:value-type="float" office:value="51.4594129223563" calcext:value-type="float">
            <text:p>51.4594129224</text:p>
          </table:table-cell>
          <table:table-cell/>
          <table:table-cell office:value-type="float" office:value="0.495641106083058" calcext:value-type="float">
            <text:p>0.4956411061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/>
          <table:table-cell table:formula="of:=ROUND([.Q27]*[.R27]/100)" office:value-type="float" office:value="3688" calcext:value-type="float">
            <text:p>3688</text:p>
          </table:table-cell>
        </table:table-row>
        <table:table-row table:style-name="ro4">
          <table:table-cell office:value-type="string" calcext:value-type="string">
            <text:p>Perwendel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Sinatra <text:s/>for java</text:p>
          </table:table-cell>
          <table:table-cell office:value-type="float" office:value="205" calcext:value-type="float">
            <text:p>205</text:p>
          </table:table-cell>
          <table:table-cell office:value-type="float" office:value="703" calcext:value-type="float">
            <text:p>703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formula="of:=[.O28]/[.H28]*100" office:value-type="float" office:value="97.5609756097561" calcext:value-type="float">
            <text:p>97.56</text:p>
          </table:table-cell>
          <table:table-cell table:style-name="ce2" table:formula="of:=[.H28]/[.G28]*100" office:value-type="float" office:value="65.6" calcext:value-type="float">
            <text:p>65.60</text:p>
          </table:table-cell>
          <table:table-cell table:style-name="ce2" table:formula="of:=2*(([.I28]*[.J28])/([.I28]+[.J28]))" office:value-type="float" office:value="78.4501315474767" calcext:value-type="float">
            <text:p>78.45</text:p>
          </table:table-cell>
          <table:table-cell table:style-name="ce2" office:value-type="float" office:value="453.160550458716" calcext:value-type="float">
            <text:p>453.16</text:p>
          </table:table-cell>
          <table:table-cell/>
          <table:table-cell office:value-type="float" office:value="1.92794692469761" calcext:value-type="float">
            <text:p>1.9279469247</text:p>
          </table:table-cell>
          <table:table-cell table:formula="of:=ROUND([.H28]-[.H28]*([.N28]/100); 0)" office:value-type="float" office:value="80" calcext:value-type="float">
            <text:p>80</text:p>
          </table:table-cell>
          <table:table-cell/>
          <table:table-cell table:formula="of:=ROUND([.F28]*[.V28])" office:value-type="float" office:value="353" calcext:value-type="float">
            <text:p>35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 table:formula="of:=100*[.V28]" office:value-type="float" office:value="50.1815182282589" calcext:value-type="float">
            <text:p>50.1815182283</text:p>
          </table:table-cell>
          <table:table-cell table:formula="of:=2*(([.R28]*[.S28])/([.R28]+[.S28]))" office:value-type="float" office:value="26.2578648497248" calcext:value-type="float">
            <text:p>26.2578648497</text:p>
          </table:table-cell>
          <table:table-cell/>
          <table:table-cell office:value-type="float" office:value="0.501815182282589" calcext:value-type="float">
            <text:p>0.501815182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/>
          <table:table-cell table:formula="of:=ROUND([.Q28]*[.R28]/100)" office:value-type="float" office:value="63" calcext:value-type="float">
            <text:p>63</text:p>
          </table:table-cell>
        </table:table-row>
        <table:table-row table:style-name="ro4">
          <table:table-cell office:value-type="string" calcext:value-type="string">
            <text:p>PrestoDb</text:p>
          </table:table-cell>
          <table:table-cell office:value-type="string" calcext:value-type="string">
            <text:p>pres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SQL query</text:p>
          </table:table-cell>
          <table:table-cell office:value-type="float" office:value="4381" calcext:value-type="float">
            <text:p>4381</text:p>
          </table:table-cell>
          <table:table-cell office:value-type="float" office:value="8065" calcext:value-type="float">
            <text:p>8065</text:p>
          </table:table-cell>
          <table:table-cell office:value-type="float" office:value="2112" calcext:value-type="float">
            <text:p>2112</text:p>
          </table:table-cell>
          <table:table-cell office:value-type="float" office:value="991" calcext:value-type="float">
            <text:p>991</text:p>
          </table:table-cell>
          <table:table-cell table:formula="of:=[.O29]/[.H29]*100" office:value-type="float" office:value="90.6155398587286" calcext:value-type="float">
            <text:p>90.62</text:p>
          </table:table-cell>
          <table:table-cell table:style-name="ce2" table:formula="of:=[.H29]/[.G29]*100" office:value-type="float" office:value="46.9223484848485" calcext:value-type="float">
            <text:p>46.92</text:p>
          </table:table-cell>
          <table:table-cell table:style-name="ce2" table:formula="of:=2*(([.I29]*[.J29])/([.I29]+[.J29]))" office:value-type="float" office:value="61.8286930328969" calcext:value-type="float">
            <text:p>61.83</text:p>
          </table:table-cell>
          <table:table-cell table:style-name="ce2" office:value-type="float" office:value="479.808830328248" calcext:value-type="float">
            <text:p>479.81</text:p>
          </table:table-cell>
          <table:table-cell/>
          <table:table-cell office:value-type="float" office:value="9.43307575886138" calcext:value-type="float">
            <text:p>9.4330757589</text:p>
          </table:table-cell>
          <table:table-cell table:formula="of:=ROUND([.H29]-[.H29]*([.N29]/100); 0)" office:value-type="float" office:value="898" calcext:value-type="float">
            <text:p>898</text:p>
          </table:table-cell>
          <table:table-cell/>
          <table:table-cell table:formula="of:=ROUND([.F29]*[.V29])" office:value-type="float" office:value="4066" calcext:value-type="float">
            <text:p>4066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 table:formula="of:=100*[.V29]" office:value-type="float" office:value="50.4092423510738" calcext:value-type="float">
            <text:p>50.4092423511</text:p>
          </table:table-cell>
          <table:table-cell table:formula="of:=2*(([.R29]*[.S29])/([.R29]+[.S29]))" office:value-type="float" office:value="34.468385870146" calcext:value-type="float">
            <text:p>34.4683858701</text:p>
          </table:table-cell>
          <table:table-cell/>
          <table:table-cell office:value-type="float" office:value="0.504092423510738" calcext:value-type="float">
            <text:p>0.5040924235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/>
          <table:table-cell table:formula="of:=ROUND([.Q29]*[.R29]/100)" office:value-type="float" office:value="1065" calcext:value-type="float">
            <text:p>1065</text:p>
          </table:table-cell>
        </table:table-row>
        <table:table-row table:style-name="ro4">
          <table:table-cell office:value-type="string" calcext:value-type="string">
            <text:p>RoboGuice</text:p>
          </table:table-cell>
          <table:table-cell office:value-type="string" calcext:value-type="string">
            <text:p>robo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Guice on Android</text:p>
          </table:table-cell>
          <table:table-cell office:value-type="float" office:value="1193" calcext:value-type="float">
            <text:p>1193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table:formula="of:=[.O30]/[.H30]*100" office:value-type="float" office:value="91.4285714285714" calcext:value-type="float">
            <text:p>91.43</text:p>
          </table:table-cell>
          <table:table-cell table:style-name="ce2" table:formula="of:=[.H30]/[.G30]*100" office:value-type="float" office:value="30.5676855895196" calcext:value-type="float">
            <text:p>30.57</text:p>
          </table:table-cell>
          <table:table-cell table:style-name="ce2" table:formula="of:=2*(([.I30]*[.J30])/([.I30]+[.J30]))" office:value-type="float" office:value="45.8171405195336" calcext:value-type="float">
            <text:p>45.82</text:p>
          </table:table-cell>
          <table:table-cell table:style-name="ce2" office:value-type="float" office:value="401.584158415842" calcext:value-type="float">
            <text:p>401.58</text:p>
          </table:table-cell>
          <table:table-cell/>
          <table:table-cell office:value-type="float" office:value="8.91673824051395" calcext:value-type="float">
            <text:p>8.9167382405</text:p>
          </table:table-cell>
          <table:table-cell table:formula="of:=ROUND([.H30]-[.H30]*([.N30]/100); 0)" office:value-type="float" office:value="64" calcext:value-type="float">
            <text:p>64</text:p>
          </table:table-cell>
          <table:table-cell/>
          <table:table-cell table:formula="of:=ROUND([.F30]*[.V30])" office:value-type="float" office:value="537" calcext:value-type="float">
            <text:p>537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 table:formula="of:=100*[.V30]" office:value-type="float" office:value="50.962734087836" calcext:value-type="float">
            <text:p>50.9627340878</text:p>
          </table:table-cell>
          <table:table-cell table:formula="of:=2*(([.R30]*[.S30])/([.R30]+[.S30]))" office:value-type="float" office:value="30.4856142367674" calcext:value-type="float">
            <text:p>30.4856142368</text:p>
          </table:table-cell>
          <table:table-cell/>
          <table:table-cell office:value-type="float" office:value="0.50962734087836" calcext:value-type="float">
            <text:p>0.5096273409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/>
          <table:table-cell table:formula="of:=ROUND([.Q30]*[.R30]/100)"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Lombok</text:p>
          </table:table-cell>
          <table:table-cell office:value-type="string" calcext:value-type="string">
            <text:p>lombo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additions to the Java language</text:p>
          </table:table-cell>
          <table:table-cell office:value-type="float" office:value="1146" calcext:value-type="float">
            <text:p>1146</text:p>
          </table:table-cell>
          <table:table-cell office:value-type="float" office:value="1872" calcext:value-type="float">
            <text:p>1872</text:p>
          </table:table-cell>
          <table:table-cell office:value-type="float" office:value="560" calcext:value-type="float">
            <text:p>560</text:p>
          </table:table-cell>
          <table:table-cell office:value-type="float" office:value="212" calcext:value-type="float">
            <text:p>212</text:p>
          </table:table-cell>
          <table:table-cell table:formula="of:=[.O31]/[.H31]*100" office:value-type="float" office:value="91.9811320754717" calcext:value-type="float">
            <text:p>91.98</text:p>
          </table:table-cell>
          <table:table-cell table:style-name="ce2" table:formula="of:=[.H31]/[.G31]*100" office:value-type="float" office:value="37.8571428571429" calcext:value-type="float">
            <text:p>37.86</text:p>
          </table:table-cell>
          <table:table-cell table:style-name="ce2" table:formula="of:=2*(([.I31]*[.J31])/([.I31]+[.J31]))" office:value-type="float" office:value="53.6381565289599" calcext:value-type="float">
            <text:p>53.64</text:p>
          </table:table-cell>
          <table:table-cell table:style-name="ce2" office:value-type="float" office:value="514.004352557127" calcext:value-type="float">
            <text:p>514.00</text:p>
          </table:table-cell>
          <table:table-cell/>
          <table:table-cell office:value-type="float" office:value="7.89781025494449" calcext:value-type="float">
            <text:p>7.8978102549</text:p>
          </table:table-cell>
          <table:table-cell table:formula="of:=ROUND([.H31]-[.H31]*([.N31]/100); 0)" office:value-type="float" office:value="195" calcext:value-type="float">
            <text:p>195</text:p>
          </table:table-cell>
          <table:table-cell/>
          <table:table-cell table:formula="of:=ROUND([.F31]*[.V31])" office:value-type="float" office:value="926" calcext:value-type="float">
            <text:p>926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 table:formula="of:=100*[.V31]" office:value-type="float" office:value="49.471828637179" calcext:value-type="float">
            <text:p>49.4718286372</text:p>
          </table:table-cell>
          <table:table-cell table:formula="of:=2*(([.R31]*[.S31])/([.R31]+[.S31]))" office:value-type="float" office:value="37.2841511990861" calcext:value-type="float">
            <text:p>37.2841511991</text:p>
          </table:table-cell>
          <table:table-cell/>
          <table:table-cell office:value-type="float" office:value="0.49471828637179" calcext:value-type="float">
            <text:p>0.4947182864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/>
          <table:table-cell table:formula="of:=ROUND([.Q31]*[.R31]/100)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scribej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Auth library</text:p>
          </table:table-cell>
          <table:table-cell office:value-type="float" office:value="218" calcext:value-type="float">
            <text:p>218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formula="of:=[.O32]/[.H32]*100" office:value-type="float" office:value="93.75" calcext:value-type="float">
            <text:p>93.75</text:p>
          </table:table-cell>
          <table:table-cell table:style-name="ce2" table:formula="of:=[.H32]/[.G32]*100" office:value-type="float" office:value="22.2222222222222" calcext:value-type="float">
            <text:p>22.22</text:p>
          </table:table-cell>
          <table:table-cell table:style-name="ce2" table:formula="of:=2*(([.I32]*[.J32])/([.I32]+[.J32]))" office:value-type="float" office:value="35.9281437125748" calcext:value-type="float">
            <text:p>35.93</text:p>
          </table:table-cell>
          <table:table-cell table:style-name="ce2" office:value-type="float" office:value="633.177514792899" calcext:value-type="float">
            <text:p>633.18</text:p>
          </table:table-cell>
          <table:table-cell/>
          <table:table-cell office:value-type="float" office:value="6.63549088058062" calcext:value-type="float">
            <text:p>6.6354908806</text:p>
          </table:table-cell>
          <table:table-cell table:formula="of:=ROUND([.H32]-[.H32]*([.N32]/100); 0)" office:value-type="float" office:value="15" calcext:value-type="float">
            <text:p>15</text:p>
          </table:table-cell>
          <table:table-cell/>
          <table:table-cell table:formula="of:=ROUND([.F32]*[.V32])" office:value-type="float" office:value="301" calcext:value-type="float">
            <text:p>30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 table:formula="of:=100*[.V32]" office:value-type="float" office:value="49.3473063078709" calcext:value-type="float">
            <text:p>49.3473063079</text:p>
          </table:table-cell>
          <table:table-cell table:formula="of:=2*(([.R32]*[.S32])/([.R32]+[.S32]))" office:value-type="float" office:value="19.0752574680061" calcext:value-type="float">
            <text:p>19.075257468</text:p>
          </table:table-cell>
          <table:table-cell/>
          <table:table-cell office:value-type="float" office:value="0.493473063078709" calcext:value-type="float">
            <text:p>0.493473063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/>
          <table:table-cell table:formula="of:=ROUND([.Q32]*[.R32]/100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or</text:p>
          </table:table-cell>
          <table:table-cell office:value-type="float" office:value="232" calcext:value-type="float">
            <text:p>232</text:p>
          </table:table-cell>
          <table:table-cell office:value-type="float" office:value="697" calcext:value-type="float">
            <text:p>697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formula="of:=[.O33]/[.H33]*100" office:value-type="float" office:value="90.4761904761905" calcext:value-type="float">
            <text:p>90.48</text:p>
          </table:table-cell>
          <table:table-cell table:style-name="ce2" table:formula="of:=[.H33]/[.G33]*100" office:value-type="float" office:value="58.3333333333333" calcext:value-type="float">
            <text:p>58.33</text:p>
          </table:table-cell>
          <table:table-cell table:style-name="ce2" table:formula="of:=2*(([.I33]*[.J33])/([.I33]+[.J33]))" office:value-type="float" office:value="70.9333333333333" calcext:value-type="float">
            <text:p>70.93</text:p>
          </table:table-cell>
          <table:table-cell table:style-name="ce2" office:value-type="float" office:value="681.953608247423" calcext:value-type="float">
            <text:p>681.95</text:p>
          </table:table-cell>
          <table:table-cell/>
          <table:table-cell office:value-type="float" office:value="9.60107163526118" calcext:value-type="float">
            <text:p>9.6010716353</text:p>
          </table:table-cell>
          <table:table-cell table:formula="of:=ROUND([.H33]-[.H33]*([.N33]/100); 0)" office:value-type="float" office:value="76" calcext:value-type="float">
            <text:p>76</text:p>
          </table:table-cell>
          <table:table-cell/>
          <table:table-cell table:formula="of:=ROUND([.F33]*[.V33])" office:value-type="float" office:value="351" calcext:value-type="float">
            <text:p>351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 table:formula="of:=100*[.V33]" office:value-type="float" office:value="50.2893461352214" calcext:value-type="float">
            <text:p>50.2893461352</text:p>
          </table:table-cell>
          <table:table-cell table:formula="of:=2*(([.R33]*[.S33])/([.R33]+[.S33]))" office:value-type="float" office:value="29.2878490056653" calcext:value-type="float">
            <text:p>29.2878490057</text:p>
          </table:table-cell>
          <table:table-cell/>
          <table:table-cell office:value-type="float" office:value="0.502893461352214" calcext:value-type="float">
            <text:p>0.5028934614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/>
          <table:table-cell table:formula="of:=ROUND([.Q33]*[.R33]/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javapo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 API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table:formula="of:=[.O34]/[.H34]*100" office:value-type="float" office:value="100" calcext:value-type="float">
            <text:p>100.00</text:p>
          </table:table-cell>
          <table:table-cell table:style-name="ce2" table:formula="of:=[.H34]/[.G34]*100" office:value-type="float" office:value="69.3251533742331" calcext:value-type="float">
            <text:p>69.33</text:p>
          </table:table-cell>
          <table:table-cell table:style-name="ce2" table:formula="of:=2*(([.I34]*[.J34])/([.I34]+[.J34]))" office:value-type="float" office:value="81.8840579710145" calcext:value-type="float">
            <text:p>81.88</text:p>
          </table:table-cell>
          <table:table-cell table:style-name="ce2" office:value-type="float" office:value="504.24962406015" calcext:value-type="float">
            <text:p>504.25</text:p>
          </table:table-cell>
          <table:table-cell/>
          <table:table-cell office:value-type="float" office:value="0.419048726325855" calcext:value-type="float">
            <text:p>0.4190487263</text:p>
          </table:table-cell>
          <table:table-cell table:formula="of:=ROUND([.H34]-[.H34]*([.N34]/100); 0)" office:value-type="float" office:value="113" calcext:value-type="float">
            <text:p>113</text:p>
          </table:table-cell>
          <table:table-cell/>
          <table:table-cell table:formula="of:=ROUND([.F34]*[.V34])" office:value-type="float" office:value="321" calcext:value-type="float">
            <text:p>321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 table:formula="of:=100*[.V34]" office:value-type="float" office:value="49.3492682939395" calcext:value-type="float">
            <text:p>49.3492682939</text:p>
          </table:table-cell>
          <table:table-cell table:formula="of:=2*(([.R34]*[.S34])/([.R34]+[.S34]))" office:value-type="float" office:value="33.2551695072776" calcext:value-type="float">
            <text:p>33.2551695073</text:p>
          </table:table-cell>
          <table:table-cell/>
          <table:table-cell office:value-type="float" office:value="0.493492682939395" calcext:value-type="float">
            <text:p>0.4934926829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/>
          <table:table-cell table:formula="of:=ROUND([.Q34]*[.R34]/100)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htt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TTP+HTTP/2 client </text:p>
          </table:table-cell>
          <table:table-cell office:value-type="float" office:value="344" calcext:value-type="float">
            <text:p>344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table:formula="of:=[.O35]/[.H35]*100" office:value-type="float" office:value="93.0379746835443" calcext:value-type="float">
            <text:p>93.04</text:p>
          </table:table-cell>
          <table:table-cell table:style-name="ce2" table:formula="of:=[.H35]/[.G35]*100" office:value-type="float" office:value="80.0675675675676" calcext:value-type="float">
            <text:p>80.07</text:p>
          </table:table-cell>
          <table:table-cell table:style-name="ce2" table:formula="of:=2*(([.I35]*[.J35])/([.I35]+[.J35]))" office:value-type="float" office:value="86.0668494775068" calcext:value-type="float">
            <text:p>86.07</text:p>
          </table:table-cell>
          <table:table-cell table:style-name="ce2" office:value-type="float" office:value="500.800294045577" calcext:value-type="float">
            <text:p>500.80</text:p>
          </table:table-cell>
          <table:table-cell/>
          <table:table-cell office:value-type="float" office:value="6.98958769440651" calcext:value-type="float">
            <text:p>6.9895876944</text:p>
          </table:table-cell>
          <table:table-cell table:formula="of:=ROUND([.H35]-[.H35]*([.N35]/100); 0)" office:value-type="float" office:value="441" calcext:value-type="float">
            <text:p>441</text:p>
          </table:table-cell>
          <table:table-cell/>
          <table:table-cell table:formula="of:=ROUND([.F35]*[.V35])" office:value-type="float" office:value="1345" calcext:value-type="float">
            <text:p>1345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 table:formula="of:=100*[.V35]" office:value-type="float" office:value="50.7743443949148" calcext:value-type="float">
            <text:p>50.7743443949</text:p>
          </table:table-cell>
          <table:table-cell table:formula="of:=2*(([.R35]*[.S35])/([.R35]+[.S35]))" office:value-type="float" office:value="31.0358489654107" calcext:value-type="float">
            <text:p>31.0358489654</text:p>
          </table:table-cell>
          <table:table-cell/>
          <table:table-cell office:value-type="float" office:value="0.507743443949148" calcext:value-type="float">
            <text:p>0.5077434439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/>
          <table:table-cell table:formula="of:=ROUND([.Q35]*[.R35]/100)" office:value-type="float" office:value="301" calcext:value-type="float">
            <text:p>301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i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/O API for Java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O36]/[.H36]*100" office:value-type="float" office:value="100" calcext:value-type="float">
            <text:p>100.00</text:p>
          </table:table-cell>
          <table:table-cell table:style-name="ce2" table:formula="of:=[.H36]/[.G36]*100" office:value-type="float" office:value="60" calcext:value-type="float">
            <text:p>60.00</text:p>
          </table:table-cell>
          <table:table-cell table:style-name="ce2" table:formula="of:=2*(([.I36]*[.J36])/([.I36]+[.J36]))" office:value-type="float" office:value="75" calcext:value-type="float">
            <text:p>75.00</text:p>
          </table:table-cell>
          <table:table-cell table:style-name="ce2" office:value-type="float" office:value="348.655913978495" calcext:value-type="float">
            <text:p>348.66</text:p>
          </table:table-cell>
          <table:table-cell/>
          <table:table-cell office:value-type="float" office:value="0.75435193371959" calcext:value-type="float">
            <text:p>0.7543519337</text:p>
          </table:table-cell>
          <table:table-cell table:formula="of:=ROUND([.H36]-[.H36]*([.N36]/100); 0)" office:value-type="float" office:value="24" calcext:value-type="float">
            <text:p>24</text:p>
          </table:table-cell>
          <table:table-cell/>
          <table:table-cell table:formula="of:=ROUND([.F36]*[.V36])" office:value-type="float" office:value="220" calcext:value-type="float">
            <text:p>220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 table:formula="of:=100*[.V36]" office:value-type="float" office:value="50.7740423218347" calcext:value-type="float">
            <text:p>50.7740423218</text:p>
          </table:table-cell>
          <table:table-cell table:formula="of:=2*(([.R36]*[.S36])/([.R36]+[.S36]))" office:value-type="float" office:value="15.6317041530179" calcext:value-type="float">
            <text:p>15.631704153</text:p>
          </table:table-cell>
          <table:table-cell/>
          <table:table-cell office:value-type="float" office:value="0.507740423218347" calcext:value-type="float">
            <text:p>0.5077404232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/>
          <table:table-cell table:formula="of:=ROUND([.Q36]*[.R36]/100)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t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uava-based event bus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O37]/[.H37]*100" office:value-type="float" office:value="93.3333333333333" calcext:value-type="float">
            <text:p>93.33</text:p>
          </table:table-cell>
          <table:table-cell table:style-name="ce2" table:formula="of:=[.H37]/[.G37]*100" office:value-type="float" office:value="100" calcext:value-type="float">
            <text:p>100.00</text:p>
          </table:table-cell>
          <table:table-cell table:style-name="ce2" table:formula="of:=2*(([.I37]*[.J37])/([.I37]+[.J37]))" office:value-type="float" office:value="96.551724137931" calcext:value-type="float">
            <text:p>96.55</text:p>
          </table:table-cell>
          <table:table-cell table:style-name="ce2" office:value-type="float" office:value="635.8" calcext:value-type="float">
            <text:p>635.80</text:p>
          </table:table-cell>
          <table:table-cell/>
          <table:table-cell office:value-type="float" office:value="9.03422422008589" calcext:value-type="float">
            <text:p>9.0342242201</text:p>
          </table:table-cell>
          <table:table-cell table:formula="of:=ROUND([.H37]-[.H37]*([.N37]/100); 0)" office:value-type="float" office:value="14" calcext:value-type="float">
            <text:p>14</text:p>
          </table:table-cell>
          <table:table-cell/>
          <table:table-cell table:formula="of:=ROUND([.F37]*[.V37])" office:value-type="float" office:value="99" calcext:value-type="float">
            <text:p>99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 table:formula="of:=100*[.V37]" office:value-type="float" office:value="49.1441357405856" calcext:value-type="float">
            <text:p>49.1441357406</text:p>
          </table:table-cell>
          <table:table-cell table:formula="of:=2*(([.R37]*[.S37])/([.R37]+[.S37]))" office:value-type="float" office:value="12.9577060394698" calcext:value-type="float">
            <text:p>12.9577060395</text:p>
          </table:table-cell>
          <table:table-cell/>
          <table:table-cell office:value-type="float" office:value="0.491441357405856" calcext:value-type="float">
            <text:p>0.4914413574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/>
          <table:table-cell table:formula="of:=ROUND([.Q37]*[.R37]/100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retrofi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ype-safe HTTP client </text:p>
          </table:table-cell>
          <table:table-cell office:value-type="float" office:value="202" calcext:value-type="float">
            <text:p>202</text:p>
          </table:table-cell>
          <table:table-cell office:value-type="float" office:value="1349" calcext:value-type="float">
            <text:p>1349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table:formula="of:=[.O38]/[.H38]*100" office:value-type="float" office:value="99.0990990990991" calcext:value-type="float">
            <text:p>99.10</text:p>
          </table:table-cell>
          <table:table-cell table:style-name="ce2" table:formula="of:=[.H38]/[.G38]*100" office:value-type="float" office:value="73.5099337748344" calcext:value-type="float">
            <text:p>73.51</text:p>
          </table:table-cell>
          <table:table-cell table:style-name="ce2" table:formula="of:=2*(([.I38]*[.J38])/([.I38]+[.J38]))" office:value-type="float" office:value="84.4077287338841" calcext:value-type="float">
            <text:p>84.41</text:p>
          </table:table-cell>
          <table:table-cell table:style-name="ce2" office:value-type="float" office:value="563.82583621684" calcext:value-type="float">
            <text:p>563.83</text:p>
          </table:table-cell>
          <table:table-cell/>
          <table:table-cell office:value-type="float" office:value="1.27522046444938" calcext:value-type="float">
            <text:p>1.2752204644</text:p>
          </table:table-cell>
          <table:table-cell table:formula="of:=ROUND([.H38]-[.H38]*([.N38]/100); 0)" office:value-type="float" office:value="110" calcext:value-type="float">
            <text:p>110</text:p>
          </table:table-cell>
          <table:table-cell/>
          <table:table-cell table:formula="of:=ROUND([.F38]*[.V38])" office:value-type="float" office:value="663" calcext:value-type="float">
            <text:p>663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 table:formula="of:=100*[.V38]" office:value-type="float" office:value="49.1198308398016" calcext:value-type="float">
            <text:p>49.1198308398</text:p>
          </table:table-cell>
          <table:table-cell table:formula="of:=2*(([.R38]*[.S38])/([.R38]+[.S38]))" office:value-type="float" office:value="18.2321846509589" calcext:value-type="float">
            <text:p>18.232184651</text:p>
          </table:table-cell>
          <table:table-cell/>
          <table:table-cell office:value-type="float" office:value="0.491198308398016" calcext:value-type="float">
            <text:p>0.4911983084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/>
          <table:table-cell table:formula="of:=ROUND([.Q38]*[.R38]/100)" office:value-type="float" office:value="74" calcext:value-type="float">
            <text:p>74</text:p>
          </table:table-cell>
        </table:table-row>
        <table:table-row table:style-name="ro4">
          <table:table-cell office:value-type="string" calcext:value-type="string">
            <text:p>StephaneNicolas</text:p>
          </table:table-cell>
          <table:table-cell office:value-type="string" calcext:value-type="string">
            <text:p>robosp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</text:p>
          </table:table-cell>
          <table:table-cell office:value-type="float" office:value="461" calcext:value-type="float">
            <text:p>461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formula="of:=[.O39]/[.H39]*100" office:value-type="float" office:value="87.1794871794872" calcext:value-type="float">
            <text:p>87.18</text:p>
          </table:table-cell>
          <table:table-cell table:style-name="ce2" table:formula="of:=[.H39]/[.G39]*100" office:value-type="float" office:value="34.5132743362832" calcext:value-type="float">
            <text:p>34.51</text:p>
          </table:table-cell>
          <table:table-cell table:style-name="ce2" table:formula="of:=2*(([.I39]*[.J39])/([.I39]+[.J39]))" office:value-type="float" office:value="49.4499347380198" calcext:value-type="float">
            <text:p>49.45</text:p>
          </table:table-cell>
          <table:table-cell table:style-name="ce2" office:value-type="float" office:value="832.373493975904" calcext:value-type="float">
            <text:p>832.37</text:p>
          </table:table-cell>
          <table:table-cell/>
          <table:table-cell office:value-type="float" office:value="13.6178916378412" calcext:value-type="float">
            <text:p>13.6178916378</text:p>
          </table:table-cell>
          <table:table-cell table:formula="of:=ROUND([.H39]-[.H39]*([.N39]/100); 0)" office:value-type="float" office:value="34" calcext:value-type="float">
            <text:p>34</text:p>
          </table:table-cell>
          <table:table-cell/>
          <table:table-cell table:formula="of:=ROUND([.F39]*[.V39])" office:value-type="float" office:value="441" calcext:value-type="float">
            <text:p>441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 table:formula="of:=100*[.V39]" office:value-type="float" office:value="50.9451182004996" calcext:value-type="float">
            <text:p>50.9451182005</text:p>
          </table:table-cell>
          <table:table-cell table:formula="of:=2*(([.R39]*[.S39])/([.R39]+[.S39]))" office:value-type="float" office:value="20.7948544689228" calcext:value-type="float">
            <text:p>20.7948544689</text:p>
          </table:table-cell>
          <table:table-cell/>
          <table:table-cell office:value-type="float" office:value="0.509451182004996" calcext:value-type="float">
            <text:p>0.509451182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/>
          <table:table-cell table:formula="of:=ROUND([.Q39]*[.R39]/100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ThinkAurelius</text:p>
          </table:table-cell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raph Database </text:p>
          </table:table-cell>
          <table:table-cell office:value-type="float" office:value="2015" calcext:value-type="float">
            <text:p>2015</text:p>
          </table:table-cell>
          <table:table-cell office:value-type="float" office:value="4434" calcext:value-type="float">
            <text:p>4434</text:p>
          </table:table-cell>
          <table:table-cell office:value-type="float" office:value="1634" calcext:value-type="float">
            <text:p>1634</text:p>
          </table:table-cell>
          <table:table-cell office:value-type="float" office:value="527" calcext:value-type="float">
            <text:p>527</text:p>
          </table:table-cell>
          <table:table-cell table:formula="of:=[.O40]/[.H40]*100" office:value-type="float" office:value="90.1328273244782" calcext:value-type="float">
            <text:p>90.13</text:p>
          </table:table-cell>
          <table:table-cell table:style-name="ce2" table:formula="of:=[.H40]/[.G40]*100" office:value-type="float" office:value="32.2521419828641" calcext:value-type="float">
            <text:p>32.25</text:p>
          </table:table-cell>
          <table:table-cell table:style-name="ce2" table:formula="of:=2*(([.I40]*[.J40])/([.I40]+[.J40]))" office:value-type="float" office:value="47.5054536621377" calcext:value-type="float">
            <text:p>47.51</text:p>
          </table:table-cell>
          <table:table-cell table:style-name="ce2" office:value-type="float" office:value="443.739905610907" calcext:value-type="float">
            <text:p>443.74</text:p>
          </table:table-cell>
          <table:table-cell/>
          <table:table-cell office:value-type="float" office:value="9.83931404887699" calcext:value-type="float">
            <text:p>9.8393140489</text:p>
          </table:table-cell>
          <table:table-cell table:formula="of:=ROUND([.H40]-[.H40]*([.N40]/100); 0)" office:value-type="float" office:value="475" calcext:value-type="float">
            <text:p>475</text:p>
          </table:table-cell>
          <table:table-cell/>
          <table:table-cell table:formula="of:=ROUND([.F40]*[.V40])" office:value-type="float" office:value="2189" calcext:value-type="float">
            <text:p>2189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 table:formula="of:=100*[.V40]" office:value-type="float" office:value="49.376740523614" calcext:value-type="float">
            <text:p>49.3767405236</text:p>
          </table:table-cell>
          <table:table-cell table:formula="of:=2*(([.R40]*[.S40])/([.R40]+[.S40]))" office:value-type="float" office:value="42.2044983294438" calcext:value-type="float">
            <text:p>42.2044983294</text:p>
          </table:table-cell>
          <table:table-cell/>
          <table:table-cell office:value-type="float" office:value="0.49376740523614" calcext:value-type="float">
            <text:p>0.4937674052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/>
          <table:table-cell table:formula="of:=ROUND([.Q40]*[.R40]/100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jedi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dis client</text:p>
          </table:table-cell>
          <table:table-cell office:value-type="float" office:value="203" calcext:value-type="float">
            <text:p>203</text:p>
          </table:table-cell>
          <table:table-cell office:value-type="float" office:value="1370" calcext:value-type="float">
            <text:p>1370</text:p>
          </table:table-cell>
          <table:table-cell office:value-type="float" office:value="295" calcext:value-type="float">
            <text:p>295</text:p>
          </table:table-cell>
          <table:table-cell office:value-type="float" office:value="226" calcext:value-type="float">
            <text:p>226</text:p>
          </table:table-cell>
          <table:table-cell table:formula="of:=[.O41]/[.H41]*100" office:value-type="float" office:value="92.0353982300885" calcext:value-type="float">
            <text:p>92.04</text:p>
          </table:table-cell>
          <table:table-cell table:style-name="ce2" table:formula="of:=[.H41]/[.G41]*100" office:value-type="float" office:value="76.6101694915254" calcext:value-type="float">
            <text:p>76.61</text:p>
          </table:table-cell>
          <table:table-cell table:style-name="ce2" table:formula="of:=2*(([.I41]*[.J41])/([.I41]+[.J41]))" office:value-type="float" office:value="83.6173467572663" calcext:value-type="float">
            <text:p>83.62</text:p>
          </table:table-cell>
          <table:table-cell table:style-name="ce2" office:value-type="float" office:value="535.034626865672" calcext:value-type="float">
            <text:p>535.03</text:p>
          </table:table-cell>
          <table:table-cell/>
          <table:table-cell office:value-type="float" office:value="7.98572642030194" calcext:value-type="float">
            <text:p>7.9857264203</text:p>
          </table:table-cell>
          <table:table-cell table:formula="of:=ROUND([.H41]-[.H41]*([.N41]/100); 0)" office:value-type="float" office:value="208" calcext:value-type="float">
            <text:p>208</text:p>
          </table:table-cell>
          <table:table-cell/>
          <table:table-cell table:formula="of:=ROUND([.F41]*[.V41])" office:value-type="float" office:value="696" calcext:value-type="float">
            <text:p>696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 table:formula="of:=100*[.V41]" office:value-type="float" office:value="50.7745373686775" calcext:value-type="float">
            <text:p>50.7745373687</text:p>
          </table:table-cell>
          <table:table-cell table:formula="of:=2*(([.R41]*[.S41])/([.R41]+[.S41]))" office:value-type="float" office:value="30.2409039976122" calcext:value-type="float">
            <text:p>30.2409039976</text:p>
          </table:table-cell>
          <table:table-cell/>
          <table:table-cell office:value-type="float" office:value="0.507745373686775" calcext:value-type="float">
            <text:p>0.5077453737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/>
          <table:table-cell table:formula="of:=ROUND([.Q41]*[.R41]/100)"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Yahoo</text:p>
          </table:table-cell>
          <table:table-cell office:value-type="string" calcext:value-type="string">
            <text:p>anthel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plugin for Apache Nutch t</text:p>
          </table:table-cell>
          <table:table-cell office:value-type="float" office:value="1620" calcext:value-type="float">
            <text:p>16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/>
          <table:table-cell office:value-type="float" office:value="8.10413610306568" calcext:value-type="float">
            <text:p>8.1041361031</text:p>
          </table:table-cell>
          <table:table-cell table:formula="of:=ROUND([.H42]-[.H42]*([.N42]/100); 0)" office:value-type="float" office:value="0" calcext:value-type="float">
            <text:p>0</text:p>
          </table:table-cell>
          <table:table-cell/>
          <table:table-cell table:formula="of:=ROUND([.F42]*[.V42])" office:value-type="float" office:value="3" calcext:value-type="float">
            <text:p>3</text:p>
          </table:table-cell>
          <table:table-cell table:formula="of:=[.G42]/[.F42]*100" office:value-type="float" office:value="0" calcext:value-type="float">
            <text:p>0</text:p>
          </table:table-cell>
          <table:table-cell table:formula="of:=100*[.V42]" office:value-type="float" office:value="49.2724345391616" calcext:value-type="float">
            <text:p>49.2724345392</text:p>
          </table:table-cell>
          <table:table-cell table:formula="of:=2*(([.R42]*[.S42])/([.R42]+[.S42]))" office:value-type="float" office:value="0" calcext:value-type="float">
            <text:p>0</text:p>
          </table:table-cell>
          <table:table-cell/>
          <table:table-cell office:value-type="float" office:value="0.492724345391616" calcext:value-type="float">
            <text:p>0.4927243454</text:p>
          </table:table-cell>
          <table:table-cell table:formula="of:=[.G42]/[.F42]*100" office:value-type="float" office:value="0" calcext:value-type="float">
            <text:p>0</text:p>
          </table:table-cell>
          <table:table-cell/>
          <table:table-cell table:formula="of:=ROUND([.Q42]*[.R42]/10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xing</text:p>
          </table:table-cell>
          <table:table-cell office:value-type="string" calcext:value-type="string">
            <text:p>zxin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D/2D barcode image</text:p>
          </table:table-cell>
          <table:table-cell office:value-type="float" office:value="3030" calcext:value-type="float">
            <text:p>3030</text:p>
          </table:table-cell>
          <table:table-cell office:value-type="float" office:value="3253" calcext:value-type="float">
            <text:p>3253</text:p>
          </table:table-cell>
          <table:table-cell office:value-type="float" office:value="791" calcext:value-type="float">
            <text:p>791</text:p>
          </table:table-cell>
          <table:table-cell office:value-type="float" office:value="123" calcext:value-type="float">
            <text:p>123</text:p>
          </table:table-cell>
          <table:table-cell table:formula="of:=[.O43]/[.H43]*100" office:value-type="float" office:value="94.3089430894309" calcext:value-type="float">
            <text:p>94.31</text:p>
          </table:table-cell>
          <table:table-cell table:style-name="ce2" table:formula="of:=[.H43]/[.G43]*100" office:value-type="float" office:value="15.5499367888748" calcext:value-type="float">
            <text:p>15.55</text:p>
          </table:table-cell>
          <table:table-cell table:style-name="ce2" table:formula="of:=2*(([.I43]*[.J43])/([.I43]+[.J43]))" office:value-type="float" office:value="26.6978528324835" calcext:value-type="float">
            <text:p>26.70</text:p>
          </table:table-cell>
          <table:table-cell table:style-name="ce2" office:value-type="float" office:value="465.586626139818" calcext:value-type="float">
            <text:p>465.59</text:p>
          </table:table-cell>
          <table:table-cell/>
          <table:table-cell office:value-type="float" office:value="5.46897639404051" calcext:value-type="float">
            <text:p>5.468976394</text:p>
          </table:table-cell>
          <table:table-cell table:formula="of:=ROUND([.H43]-[.H43]*([.N43]/100); 0)" office:value-type="float" office:value="116" calcext:value-type="float">
            <text:p>116</text:p>
          </table:table-cell>
          <table:table-cell/>
          <table:table-cell table:formula="of:=ROUND([.F43]*[.V43])" office:value-type="float" office:value="1599" calcext:value-type="float">
            <text:p>1599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 table:formula="of:=100*[.V43]" office:value-type="float" office:value="49.1634786669165" calcext:value-type="float">
            <text:p>49.1634786669</text:p>
          </table:table-cell>
          <table:table-cell table:formula="of:=2*(([.R43]*[.S43])/([.R43]+[.S43]))" office:value-type="float" office:value="32.5385997498775" calcext:value-type="float">
            <text:p>32.5385997499</text:p>
          </table:table-cell>
          <table:table-cell/>
          <table:table-cell office:value-type="float" office:value="0.491634786669165" calcext:value-type="float">
            <text:p>0.4916347867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/>
          <table:table-cell table:formula="of:=ROUND([.Q43]*[.R43]/100)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43])" office:value-type="float" office:value="96003" calcext:value-type="float">
            <text:p>96003</text:p>
          </table:table-cell>
          <table:table-cell table:formula="of:=SUM([.F2:.F43])" office:value-type="float" office:value="165912" calcext:value-type="float">
            <text:p>165912</text:p>
          </table:table-cell>
          <table:table-cell table:formula="of:=SUM([.G2:.G43])" office:value-type="float" office:value="41225" calcext:value-type="float">
            <text:p>41225</text:p>
          </table:table-cell>
          <table:table-cell table:formula="of:=SUM([.H2:.H43])" office:value-type="float" office:value="15316" calcext:value-type="float">
            <text:p>15316</text:p>
          </table:table-cell>
          <table:table-cell table:formula="of:=[.O44]/[.H44]*100" office:value-type="float" office:value="90.7482371376339" calcext:value-type="float">
            <text:p>90.75</text:p>
          </table:table-cell>
          <table:table-cell table:style-name="ce2" table:formula="of:=[.H44]/[.G44]*100" office:value-type="float" office:value="37.1522134627047" calcext:value-type="float">
            <text:p>37.15</text:p>
          </table:table-cell>
          <table:table-cell table:style-name="ce2" table:formula="of:=2*(([.I44]*[.J44])/([.I44]+[.J44]))" office:value-type="float" office:value="52.7206567557252" calcext:value-type="float">
            <text:p>52.72</text:p>
          </table:table-cell>
          <table:table-cell table:style-name="ce2" table:formula="of:=AVERAGE([.L2:.L43])" office:value-type="float" office:value="524.861992435179" calcext:value-type="float">
            <text:p>524.86</text:p>
          </table:table-cell>
          <table:table-cell table:number-columns-repeated="2"/>
          <table:table-cell table:formula="of:=SUM([.O2:.O43])" office:value-type="float" office:value="13899" calcext:value-type="float">
            <text:p>13899</text:p>
          </table:table-cell>
          <table:table-cell/>
          <table:table-cell table:formula="of:=SUM([.Q2:.Q43])" office:value-type="float" office:value="82384" calcext:value-type="float">
            <text:p>82384</text:p>
          </table:table-cell>
          <table:table-cell table:formula="of:=[.Y44]/[.Q44]*100" office:value-type="float" office:value="24.9041075937075" calcext:value-type="float">
            <text:p>24.9041075937</text:p>
          </table:table-cell>
          <table:table-cell table:formula="of:=AVERAGE([.S2:.S43])" office:value-type="float" office:value="49.9559054900116" calcext:value-type="float">
            <text:p>49.95590549</text:p>
          </table:table-cell>
          <table:table-cell table:formula="of:=2*(([.R44]*[.S44])/([.R44]+[.S44]))" office:value-type="float" office:value="33.238232108589" calcext:value-type="float">
            <text:p>33.2382321086</text:p>
          </table:table-cell>
          <table:table-cell table:number-columns-repeated="4"/>
          <table:table-cell table:formula="of:=SUM([.Y2:.Y43])" office:value-type="float" office:value="20517" calcext:value-type="float">
            <text:p>20517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0"/>
          <table:table-cell table:formula="of:=MAX([.K2:.K44])" office:value-type="float" office:value="96.551724137931" calcext:value-type="float">
            <text:p>96.5517241379</text:p>
          </table:table-cell>
          <table:table-cell table:number-columns-repeated="1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office:value-type="string" calcext:value-type="string">
            <text:p>precision bianca/random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call bianca/random</text:p>
          </table:table-cell>
          <table:table-cell/>
          <table:table-cell office:value-type="float" office:value="0.2327" calcext:value-type="float">
            <text:p>0.232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 measure bianca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1"/>
        </table:table-row>
        <table:table-row table:style-name="ro1" table:number-rows-repeated="104851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1:Sheet1.C593">
          <table:sort>
            <table:sort-by table:field-number="2" table:data-type="automatic"/>
          </table:sort>
        </table:database-range>
        <table:database-range table:name="__Anonymous_Sheet_DB__1" table:target-range-address="Sheet2.A1:Sheet2.L44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-00-00</text:date>, <text:time style:data-style-name="N2" text:time-value="06:10:52.682801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09:41:25.515594227</meta:creation-date>
    <dc:date>2016-08-24T07:02:29.455169944</dc:date>
    <meta:editing-duration>PT6H5M3S</meta:editing-duration>
    <meta:editing-cycles>7</meta:editing-cycles>
    <meta:generator>LibreOffice/4.2.8.2$Linux_X86_64 LibreOffice_project/420m0$Build-2</meta:generator>
    <meta:document-statistic meta:table-count="2" meta:cell-count="2700" meta:object-count="0"/>
  </office:meta>
</office:document-meta>
</file>